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25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ab/>6. Discussion - Seeding and Nurturing Community Game Making Practices to Facilitate Learner Agency</text:p>
      <text:list text:style-name="L1">
        <text:list-item>
          <text:p text:style-name="P4"><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5"><text:a xlink:type="simple" xlink:href="#research-questions---march-2024" text:style-name="Internet_20_link" text:visited-style-name="Visited_20_Internet_20_Link"><text:span text:style-name="Definition">Research Questions - March 2024</text:span></text:a></text:p>
            </text:list-item>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notes-on-structure-of-the-chapter" text:style-name="Internet_20_link" text:visited-style-name="Visited_20_Internet_20_Link"><text:span text:style-name="Definition">Notes on structure of the chapter</text:span></text:a></text:p>
                </text:list-item>
                <text:list-item>
                  <text:p text:style-name="P6"><text:a xlink:type="simple" xlink:href="#re-examining-barriers-and-tensions-associated-with-cultural-factors" text:style-name="Internet_20_link" text:visited-style-name="Visited_20_Internet_20_Link"><text:span text:style-name="Definition">Re-examining barriers and tensions associated with cultural factors</text:span></text:a></text:p>
                </text:list-item>
              </text:list>
            </text:list-item>
            <text:list-item>
              <text:p text:style-name="P5"><text:a xlink:type="simple" xlink:href="#discussion-on-authenticity" text:style-name="Internet_20_link" text:visited-style-name="Visited_20_Internet_20_Link"><text:span text:style-name="Definition">Discussion on Authenticity</text:span></text:a></text:p>
              <text:list text:style-name="L4">
                <text:list-item>
                  <text:p text:style-name="P7"><text:a xlink:type="simple" xlink:href="#discussion-on-authenticity-and-agency-concerning-tools-and-resources" text:style-name="Internet_20_link" text:visited-style-name="Visited_20_Internet_20_Link"><text:span text:style-name="Definition">Discussion on authenticity and agency concerning tools and resources</text:span></text:a></text:p>
                </text:list-item>
                <text:list-item>
                  <text:p text:style-name="P7"><text:a xlink:type="simple" xlink:href="#barriers-and-tensions-associated-with-authenticity-of-audience---move-to-a-cultural-section" text:style-name="Internet_20_link" text:visited-style-name="Visited_20_Internet_20_Link"><text:span text:style-name="Definition">Barriers and tensions associated with authenticity of audience - MOVE TO A CULTURAL SECTION?</text:span></text:a></text:p>
                </text:list-item>
              </text:list>
            </text:list-item>
            <text:list-item>
              <text:p text:style-name="P5"><text:a xlink:type="simple" xlink:href="#discussion-on---emerging-cultural-practices" text:style-name="Internet_20_link" text:visited-style-name="Visited_20_Internet_20_Link"><text:span text:style-name="Definition">DISCUSSION ON - Emerging cultural practices</text:span></text:a></text:p>
              <text:list text:style-name="L5">
                <text:list-item>
                  <text:p text:style-name="P8"><text:a xlink:type="simple" xlink:href="#introduced-and-emergent-activity" text:style-name="Internet_20_link" text:visited-style-name="Visited_20_Internet_20_Link"><text:span text:style-name="Definition">Introduced and emergent activity</text:span></text:a></text:p>
                </text:list-item>
                <text:list-item>
                  <text:p text:style-name="P8"><text:a xlink:type="simple" xlink:href="#playtesting" text:style-name="Internet_20_link" text:visited-style-name="Visited_20_Internet_20_Link"><text:span text:style-name="Definition">Playtesting</text:span></text:a></text:p>
                  <text:list text:style-name="L6">
                    <text:list-item>
                      <text:p text:style-name="P9"><text:a xlink:type="simple" xlink:href="#playtesting-as-a-cultural-process" text:style-name="Internet_20_link" text:visited-style-name="Visited_20_Internet_20_Link"><text:span text:style-name="Definition">Playtesting as a cultural process</text:span></text:a></text:p>
                    </text:list-item>
                    <text:list-item>
                      <text:p text:style-name="P9"><text:a xlink:type="simple" xlink:href="#playtesting-and-embodied-participation-in-the-games-of-others" text:style-name="Internet_20_link" text:visited-style-name="Visited_20_Internet_20_Link"><text:span text:style-name="Definition">Playtesting and embodied participation in the games of others</text:span></text:a></text:p>
                    </text:list-item>
                    <text:list-item>
                      <text:p text:style-name="P9"><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9"><text:a xlink:type="simple" xlink:href="#restricted-vs-extended-community---e.g.-why-not-engage-with-a-wider-online-community" text:style-name="Internet_20_link" text:visited-style-name="Visited_20_Internet_20_Link"><text:span text:style-name="Definition">Restricted vs extended community - e.g. why not engage with a wider online community? ?</text:span></text:a></text:p>
                    </text:list-item>
                  </text:list>
                </text:list-item>
                <text:list-item>
                  <text:p text:style-name="P8"><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7">
                    <text:list-item>
                      <text:p text:style-name="P10"><text:a xlink:type="simple" xlink:href="#summary-home-funds-and-rqs" text:style-name="Internet_20_link" text:visited-style-name="Visited_20_Internet_20_Link"><text:span text:style-name="Definition">Summary: Home Funds and RQs</text:span></text:a></text:p>
                    </text:list-item>
                  </text:list>
                </text:list-item>
                <text:list-item>
                  <text:p text:style-name="P8"><text:a xlink:type="simple" xlink:href="#flexible-design-practices" text:style-name="Internet_20_link" text:visited-style-name="Visited_20_Internet_20_Link"><text:span text:style-name="Definition">Flexible design practices</text:span></text:a></text:p>
                  <text:list text:style-name="L8">
                    <text:list-item>
                      <text:p text:style-name="P11"><text:a xlink:type="simple" xlink:href="#encouraging-peer-learning-and-varied-working-practices" text:style-name="Internet_20_link" text:visited-style-name="Visited_20_Internet_20_Link"><text:span text:style-name="Definition">Encouraging peer learning and varied working practices</text:span></text:a></text:p>
                    </text:list-item>
                    <text:list-item>
                      <text:p text:style-name="P11"><text:a xlink:type="simple" xlink:href="#beyond-design-cycle-stages" text:style-name="Internet_20_link" text:visited-style-name="Visited_20_Internet_20_Link"><text:span text:style-name="Definition">Beyond design cycle stages</text:span></text:a></text:p>
                    </text:list-item>
                    <text:list-item>
                      <text:p text:style-name="P11"><text:a xlink:type="simple" xlink:href="#supporting-digitalgame-jamming" text:style-name="Internet_20_link" text:visited-style-name="Visited_20_Internet_20_Link"><text:span text:style-name="Definition">Supporting Digital/Game Jamming</text:span></text:a></text:p>
                    </text:list-item>
                    <text:list-item>
                      <text:p text:style-name="P11"><text:a xlink:type="simple" xlink:href="#the-potential-of-emergent-non-productive-activities" text:style-name="Internet_20_link" text:visited-style-name="Visited_20_Internet_20_Link"><text:span text:style-name="Definition">The potential of emergent “non-productive” activities</text:span></text:a></text:p>
                    </text:list-item>
                  </text:list>
                </text:list-item>
              </text:list>
            </text:list-item>
            <text:list-item>
              <text:p text:style-name="P5"><text:a xlink:type="simple" xlink:href="#discussion-on-designing-for-learner-agency" text:style-name="Internet_20_link" text:visited-style-name="Visited_20_Internet_20_Link"><text:span text:style-name="Definition">Discussion on designing for learner agency</text:span></text:a></text:p>
              <text:list text:style-name="L9">
                <text:list-item>
                  <text:p text:style-name="P12"><text:a xlink:type="simple" xlink:href="#nurturing-agency-by-creating-space-for-emergent-practices" text:style-name="Internet_20_link" text:visited-style-name="Visited_20_Internet_20_Link"><text:span text:style-name="Definition">Nurturing agency by creating space for emergent practices</text:span></text:a></text:p>
                </text:list-item>
                <text:list-item>
                  <text:p text:style-name="P12"><text:a xlink:type="simple" xlink:href="#discussion-on-dimensions-of-authenticity-in-in-relation-to-agency" text:style-name="Internet_20_link" text:visited-style-name="Visited_20_Internet_20_Link"><text:span text:style-name="Definition">Discussion on dimensions of authenticity in in relation to Agency</text:span></text:a></text:p>
                  <text:list text:style-name="L10">
                    <text:list-item>
                      <text:p text:style-name="P13"><text:a xlink:type="simple" xlink:href="#positive-affective-space-within-a-drama-process" text:style-name="Internet_20_link" text:visited-style-name="Visited_20_Internet_20_Link"><text:span text:style-name="Definition">Positive affective space within a drama process</text:span></text:a></text:p>
                    </text:list-item>
                    <text:list-item>
                      <text:p text:style-name="P13"><text:a xlink:type="simple" xlink:href="#the-freedoms-and-restrictions-of-playgrounds" text:style-name="Internet_20_link" text:visited-style-name="Visited_20_Internet_20_Link"><text:span text:style-name="Definition">The freedoms and restrictions of playgrounds</text:span></text:a></text:p>
                    </text:list-item>
                    <text:list-item>
                      <text:p text:style-name="P13"><text:a xlink:type="simple" xlink:href="#extending-the-metaphor---anchoring-in-sheltered-harbours" text:style-name="Internet_20_link" text:visited-style-name="Visited_20_Internet_20_Link"><text:span text:style-name="Definition">Extending the metaphor - anchoring in sheltered harbours</text:span></text:a></text:p>
                    </text:list-item>
                    <text:list-item>
                      <text:p text:style-name="P13"><text:a xlink:type="simple" xlink:href="#implications-in-conceptualisations-of-forms-of-agency" text:style-name="Internet_20_link" text:visited-style-name="Visited_20_Internet_20_Link"><text:span text:style-name="Definition">Implications in conceptualisations of forms of agency</text:span></text:a></text:p>
                    </text:list-item>
                  </text:list>
                </text:list-item>
              </text:list>
            </text:list-item>
            <text:list-item>
              <text:p text:style-name="P5"><text:a xlink:type="simple" xlink:href="#conclusion" text:style-name="Internet_20_link" text:visited-style-name="Visited_20_Internet_20_Link"><text:span text:style-name="Definition">Conclusion</text:span></text:a></text:p>
            </text:list-item>
          </text:list>
        </text:list-item>
      </text:list>
      <text:h text:style-name="Heading_20_1" text:outline-level="1"><text:bookmark-start text:name="seeding-and-nurturing-community-game-making-practices-to-facilitate-learner-agency"/><text:soft-page-break/>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introduction"/>Introduction<text:bookmark-end text:name="introduction"/></text:h>
      <text:p text:style-name="First_20_paragraph">This chapter explores the development of the emerging game making through the lens of the cultural and community activity.</text:p>
      <text:h text:style-name="Heading_20_3" text:outline-level="3"><text:bookmark-start text:name="notes-on-structure-of-the-chapter"/>Notes on structure of the chapter<text:bookmark-end text:name="notes-on-structure-of-the-chapter"/></text:h>
      <text:p text:style-name="First_20_paragraph">The guiding direction of this chapter is on how participants use the created and emerging cultural tools of this game making program, particularly in reference to the building of agency? Thus mostly addressing RQ4. However to do this, the chapter builds on the work of previous chapters and in doing so discusses aspects of all three research questions.</text:p>
      <text:p text:style-name="Text_20_body">Chapter four detailed and overall design context, tensions and evolution of tool use. It began to examine the impact of the design decision and scaffolding approaches to tool use. A discussion here deepens this analysis in particular in relation to the</text:p>
      <text:p text:style-name="Text_20_body">A later section explores the community behaviour of the group of game makers and some of the specifics of their design processes. The processes include: emerging use of narratives and graphics which drawing on home funds of knowledge; playtesting as a social process; play testing and embodied participation in the games of others; community concepts and norming behaviour emerging during playtesting; the development of flexible divisions of labour;</text:p>
      <text:p text:style-name="Text_20_body">The chapter then begins a broader discussion on wider concerns of designing for learner agency.</text:p>
      <text:p text:style-name="Text_20_body">Here I synthesise analysis on processes which support learners to develop agency in this game making community and the role of different levels of authenticity.</text:p>
      <text:h text:style-name="Heading_20_2" text:outline-level="2"><text:bookmark-start text:name="discussion-on-authenticity"/><text:soft-page-break/>Discussion on Authenticity<text:bookmark-end text:name="discussion-on-authenticity"/></text:h>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kuuxfith&quot;,&quot;properties&quot;:{&quot;formattedCitation&quot;:&quot;[@resnick_design_2005]&quot;,&quot;noteIndex&quot;:0},&quot;citationItems&quot;:[{&quot;id&quot;:1621,&quot;prefix&quot;:&quot;&quot;,&quot;itemData&quot;:{&quot;accessed&quot;:{&quot;date-parts&quot;:[[&quot;2017&quot;,3,14]]},&quot;source&quot;:&quot;Google Schola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citation-key&quot;:&quot;resnick_design_2005&quot;,&quot;issued&quot;:{&quot;date-parts&quot;:[[&quot;2005&quot;]]},&quot;title&quot;:&quot;Design principles for tools to support creative thinking&quot;,&quot;type&quot;:&quot;article-journal&quot;,&quot;URL&quot;:&quot;http://repository.cmu.edu/cgi/viewcontent.cgi?article=1822&amp;context=isr&quot;,&quot;id&quot;:&quot;resnick_design_2005&quot;},&quot;uri&quot;:[&quot;http://zotero.org/users/1913249/items/B657GVMG&quot;],&quot;uris&quot;:[&quot;http://zotero.org/users/1913249/items/B657GVMG&quot;],&quot;suffix&quot;:&quot;&quot;}],&quot;schema&quot;:&quot;https://github.com/citation-style-language/schema/raw/master/csl-citation.json&quot;} RNDomqjnyxqsd"/>&lt;Do Zotero Refresh: [@resnick_design_2005]&gt;<text:reference-mark-end text:name="ZOTERO_ITEM CSL_CITATION {&quot;citationID&quot;:&quot;kuuxfith&quot;,&quot;properties&quot;:{&quot;formattedCitation&quot;:&quot;[@resnick_design_2005]&quot;,&quot;noteIndex&quot;:0},&quot;citationItems&quot;:[{&quot;id&quot;:1621,&quot;prefix&quot;:&quot;&quot;,&quot;itemData&quot;:{&quot;accessed&quot;:{&quot;date-parts&quot;:[[&quot;2017&quot;,3,14]]},&quot;source&quot;:&quot;Google Schola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citation-key&quot;:&quot;resnick_design_2005&quot;,&quot;issued&quot;:{&quot;date-parts&quot;:[[&quot;2005&quot;]]},&quot;title&quot;:&quot;Design principles for tools to support creative thinking&quot;,&quot;type&quot;:&quot;article-journal&quot;,&quot;URL&quot;:&quot;http://repository.cmu.edu/cgi/viewcontent.cgi?article=1822&amp;context=isr&quot;,&quot;id&quot;:&quot;resnick_design_2005&quot;},&quot;uri&quot;:[&quot;http://zotero.org/users/1913249/items/B657GVMG&quot;],&quot;uris&quot;:[&quot;http://zotero.org/users/1913249/items/B657GVMG&quot;],&quot;suffix&quot;:&quot;&quot;}],&quot;schema&quot;:&quot;https://github.com/citation-style-language/schema/raw/master/csl-citation.json&quot;} RNDomqjnyxqsd"/>. Examples embodied in Scratch software include: reducing barriers to entry through techniques to avoid code syntax errors; increasing engagement with a code authoring environment that provides live feedback of the results of code output; and supporting immediacy of creative process by providing a library of assets. The Scratch software project is a designed specifically to support notice coders. Thus, while the ethos is aligned, the process differs in order to support novices to use the authentic javascript language and authoring tools used by professional community. This was achieved by implementing the following steps: creating simplified but extendable starting template; highlighting code variables as key design affordances; using a grid structure to visually facilitate level design; and simplifying the syntax and the structure of the game code.</text:p>
      <text:p text:style-name="Text_20_body">In outlining constructionist design principles Resnick <text:reference-mark-start text:name="ZOTERO_ITEM CSL_CITATION {&quot;citationID&quot;:&quot;pagduekd&quot;,&quot;properties&quot;:{&quot;formattedCitation&quot;:&quot;[@resnick_reflections_2005]&quot;,&quot;noteIndex&quot;:0},&quot;citationItems&quot;:[{&quot;id&quot;:1095,&quot;prefix&quot;:&quot;&quot;,&quot;itemData&quot;:{&quot;accessed&quot;:{&quot;date-parts&quot;:[[&quot;2015&quot;,5,9]]},&quot;source&quot;:&quot;Google Scholar&quot;,&quot;author&quot;:[{&quot;given&quot;:&quot;Mitchel&quot;,&quot;family&quot;:&quot;Resnick&quot;},{&quot;given&quot;:&quot;Brian&quot;,&quot;family&quot;:&quot;Silverman&quot;}],&quot;citation-key&quot;:&quot;resnick_reflections_2005&quot;,&quot;issued&quot;:{&quot;date-parts&quot;:[[&quot;2005&quot;]]},&quot;title&quot;:&quot;Some reflections on designing construction kits for kids&quot;,&quot;type&quot;:&quot;paper-conference&quot;,&quot;URL&quot;:&quot;http://dl.acm.org/citation.cfm?id=1109556&quot;,&quot;container-title&quot;:&quot;Proceedings of the 2005 conference on Interaction design and children&quot;,&quot;id&quot;:&quot;resnick_reflections_2005&quot;,&quot;page&quot;:&quot;117–122&quot;,&quot;publisher&quot;:&quot;ACM&quot;},&quot;uri&quot;:[&quot;http://zotero.org/users/1913249/items/VWHA2FJX&quot;],&quot;uris&quot;:[&quot;http://zotero.org/users/1913249/items/VWHA2FJX&quot;],&quot;suffix&quot;:&quot;&quot;}],&quot;schema&quot;:&quot;https://github.com/citation-style-language/schema/raw/master/csl-citation.json&quot;} RNDczfnvphqnm"/>&lt;Do Zotero Refresh: [@resnick_reflections_2005]&gt;<text:reference-mark-end text:name="ZOTERO_ITEM CSL_CITATION {&quot;citationID&quot;:&quot;pagduekd&quot;,&quot;properties&quot;:{&quot;formattedCitation&quot;:&quot;[@resnick_reflections_2005]&quot;,&quot;noteIndex&quot;:0},&quot;citationItems&quot;:[{&quot;id&quot;:1095,&quot;prefix&quot;:&quot;&quot;,&quot;itemData&quot;:{&quot;accessed&quot;:{&quot;date-parts&quot;:[[&quot;2015&quot;,5,9]]},&quot;source&quot;:&quot;Google Scholar&quot;,&quot;author&quot;:[{&quot;given&quot;:&quot;Mitchel&quot;,&quot;family&quot;:&quot;Resnick&quot;},{&quot;given&quot;:&quot;Brian&quot;,&quot;family&quot;:&quot;Silverman&quot;}],&quot;citation-key&quot;:&quot;resnick_reflections_2005&quot;,&quot;issued&quot;:{&quot;date-parts&quot;:[[&quot;2005&quot;]]},&quot;title&quot;:&quot;Some reflections on designing construction kits for kids&quot;,&quot;type&quot;:&quot;paper-conference&quot;,&quot;URL&quot;:&quot;http://dl.acm.org/citation.cfm?id=1109556&quot;,&quot;container-title&quot;:&quot;Proceedings of the 2005 conference on Interaction design and children&quot;,&quot;id&quot;:&quot;resnick_reflections_2005&quot;,&quot;page&quot;:&quot;117–122&quot;,&quot;publisher&quot;:&quot;ACM&quot;},&quot;uri&quot;:[&quot;http://zotero.org/users/1913249/items/VWHA2FJX&quot;],&quot;uris&quot;:[&quot;http://zotero.org/users/1913249/items/VWHA2FJX&quot;],&quot;suffix&quot;:&quot;&quot;}],&quot;schema&quot;:&quot;https://github.com/citation-style-language/schema/raw/master/csl-citation.json&quot;} RNDczfnvphqnm"/> refers to the process of as abstracting away areas potentially problematic areas of the design process using black boxes. Black boxes allow the learning design to steer participants towards the exploration of certain concepts and away from those that have been hidden. This is a long-running theme of constructionist research, with roots in Papert concept of Microworlds, typically embodied by the Mathland environment, where participants control a robotic turtle with lines of simplified LOGO code language. Because the turtle speaks only LOGO, children are drawn to speak LOGO to progress. Thus, Scratch and Mircoworlds can be seen as digital playgrounds with affordances that encourage certain types of play.</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 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 Participants are able to leave the protective harbour by accessing more authentic <text:soft-page-break/>documentation and moving beyond existing templates. The experience may be involve choppier waters but the tools and processes remain familiar.</text:p>
      <text:p text:style-name="Text_20_body">This tension highlights the broad distinction between instrumental forms of agency and more authorial/ transformative variants. This is explored from the perspective of AT in the methodology chapter.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zhunukxh&quot;,&quot;properties&quot;:{&quot;formattedCitation&quot;:&quot;[@matusov_mapping_2016, p. 433]&quot;,&quot;noteIndex&quot;:0},&quot;citationItems&quot;:[{&quot;id&quot;:8819,&quot;prefix&quot;:&quot;&quot;,&quot;itemData&quot;:{&quot;id&quot;:&quot;matusov_mapping_2016&quot;,&quot;source&quot;:&quot;Springer Link&quot;,&quot;page&quot;:&quot;420-446&quot;,&quot;title&quot;:&quot;Mapping Concepts of Agency in Educational Contexts&quot;,&quot;issue&quot;:&quot;3&quot;,&quot;ISSN&quot;:&quot;1936-3567&quot;,&quot;DOI&quot;:&quot;10.1007/s12124-015-9336-0&quot;,&quot;language&quot;:&quot;en&quot;,&quot;container-title&quot;:&quot;Integrative Psychological and Behavioral Science&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given&quot;:&quot;Eugene&quot;,&quot;family&quot;:&quot;Matusov&quot;},{&quot;given&quot;:&quot;Katherine&quot;,&quot;non-dropping-particle&quot;:&quot;von&quot;,&quot;family&quot;:&quot;Duyke&quot;},{&quot;given&quot;:&quot;Shakhnoza&quot;,&quot;family&quot;:&quot;Kayumova&quot;}],&quot;citation-key&quot;:&quot;matusov_mapping_2016&quot;,&quot;type&quot;:&quot;article-journal&quot;,&quot;container-title-short&quot;:&quot;Integr. psych. behav.&quot;,&quot;volume&quot;:&quot;50&quot;,&quot;URL&quot;:&quot;https://doi.org/10.1007/s12124-015-9336-0&quot;,&quot;issued&quot;:{&quot;date-parts&quot;:[[&quot;2016&quot;,9,1]]}},&quot;uri&quot;:[&quot;http://zotero.org/users/1913249/items/ZU33LZ9E&quot;],&quot;uris&quot;:[&quot;http://zotero.org/users/1913249/items/ZU33LZ9E&quot;],&quot;locator&quot;:&quot; 433&quot;}],&quot;schema&quot;:&quot;https://github.com/citation-style-language/schema/raw/master/csl-citation.json&quot;} RNDjvxbyncerx"/>&lt;Do Zotero Refresh: [@matusov_mapping_2016, p. 433]&gt;<text:reference-mark-end text:name="ZOTERO_ITEM CSL_CITATION {&quot;citationID&quot;:&quot;zhunukxh&quot;,&quot;properties&quot;:{&quot;formattedCitation&quot;:&quot;[@matusov_mapping_2016, p. 433]&quot;,&quot;noteIndex&quot;:0},&quot;citationItems&quot;:[{&quot;id&quot;:8819,&quot;prefix&quot;:&quot;&quot;,&quot;itemData&quot;:{&quot;id&quot;:&quot;matusov_mapping_2016&quot;,&quot;source&quot;:&quot;Springer Link&quot;,&quot;page&quot;:&quot;420-446&quot;,&quot;title&quot;:&quot;Mapping Concepts of Agency in Educational Contexts&quot;,&quot;issue&quot;:&quot;3&quot;,&quot;ISSN&quot;:&quot;1936-3567&quot;,&quot;DOI&quot;:&quot;10.1007/s12124-015-9336-0&quot;,&quot;language&quot;:&quot;en&quot;,&quot;container-title&quot;:&quot;Integrative Psychological and Behavioral Science&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given&quot;:&quot;Eugene&quot;,&quot;family&quot;:&quot;Matusov&quot;},{&quot;given&quot;:&quot;Katherine&quot;,&quot;non-dropping-particle&quot;:&quot;von&quot;,&quot;family&quot;:&quot;Duyke&quot;},{&quot;given&quot;:&quot;Shakhnoza&quot;,&quot;family&quot;:&quot;Kayumova&quot;}],&quot;citation-key&quot;:&quot;matusov_mapping_2016&quot;,&quot;type&quot;:&quot;article-journal&quot;,&quot;container-title-short&quot;:&quot;Integr. psych. behav.&quot;,&quot;volume&quot;:&quot;50&quot;,&quot;URL&quot;:&quot;https://doi.org/10.1007/s12124-015-9336-0&quot;,&quot;issued&quot;:{&quot;date-parts&quot;:[[&quot;2016&quot;,9,1]]}},&quot;uri&quot;:[&quot;http://zotero.org/users/1913249/items/ZU33LZ9E&quot;],&quot;uris&quot;:[&quot;http://zotero.org/users/1913249/items/ZU33LZ9E&quot;],&quot;locator&quot;:&quot; 433&quot;}],&quot;schema&quot;:&quot;https://github.com/citation-style-language/schema/raw/master/csl-citation.json&quot;} RNDjvxbyncerx"/>. I now turn to explore tool use to engendering authorial and transformative agency <text:reference-mark-start text:name="ZOTERO_ITEM CSL_CITATION {&quot;citationID&quot;:&quot;jbalbgzx&quot;,&quot;properties&quot;:{&quot;formattedCitation&quot;:&quot;[@engestrom2006development; @haapasaari_emergence_2016; @sannino_formative_2016]&quot;,&quot;noteIndex&quot;:0},&quot;citationItems&quot;:[{&quot;id&quot;:9119,&quot;prefix&quot;:&quot;&quot;,&quot;itemData&quot;:{&quot;id&quot;:&quot;engestrom2006development&quot;,&quot;author&quot;:[{&quot;given&quot;:&quot;Yrjö&quot;,&quot;family&quot;:&quot;Engeström&quot;}],&quot;citation-key&quot;:&quot;engestrom2006development&quot;,&quot;issued&quot;:{&quot;date-parts&quot;:[[&quot;2006&quot;]]},&quot;title&quot;:&quot;Development, movement and agency: Breaking away into mycorrhizae activities&quot;,&quot;type&quot;:&quot;article-journal&quot;,&quot;container-title&quot;:&quot;Building activity theory in practice: Toward the next generation&quot;,&quot;volume&quot;:&quot;1&quot;,&quot;page&quot;:&quot;1–43&quot;},&quot;uri&quot;:[&quot;http://zotero.org/users/1913249/items/UIKDSI5X&quot;],&quot;uris&quot;:[&quot;http://zotero.org/users/1913249/items/UIKDSI5X&quot;],&quot;suffix&quot;:&quot;&quot;},{&quot;id&quot;:3370,&quot;prefix&quot;:&quot;&quot;,&quot;itemData&quot;:{&quot;id&quot;:&quot;haapasaari_emergence_2016&quot;,&quot;source&quot;:&quot;Taylor and Francis+NEJM&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uthor&quot;:[{&quot;given&quot;:&quot;Arja&quot;,&quot;family&quot;:&quot;Haapasaari&quot;},{&quot;given&quot;:&quot;Yrjö&quot;,&quot;family&quot;:&quot;Engeström&quot;},{&quot;given&quot;:&quot;Hannele&quot;,&quot;family&quot;:&quot;Kerosuo&quot;}],&quot;citation-key&quot;:&quot;haapasaari_emergence_2016&quot;,&quot;issued&quot;:{&quot;date-parts&quot;:[[&quot;2016&quot;,2,17]]},&quot;title&quot;:&quot;The emergence of learners’ transformative agency in a Change Laboratory intervention&quot;,&quot;issue&quot;:&quot;2&quot;,&quot;ISSN&quot;:&quot;1363-9080&quot;,&quot;DOI&quot;:&quot;10.1080/13639080.2014.900168&quot;,&quot;volume&quot;:&quot;29&quot;,&quot;URL&quot;:&quot;https://doi.org/10.1080/13639080.2014.900168&quot;,&quot;container-title&quot;:&quot;Journal of Education and Work&quot;,&quot;type&quot;:&quot;article-journal&quot;,&quot;page&quot;:&quot;232-262&quot;,&quot;accessed&quot;:{&quot;date-parts&quot;:[[&quot;2019&quot;,7,3]]}},&quot;uri&quot;:[&quot;http://zotero.org/users/1913249/items/Q38UQIIH&quot;],&quot;uris&quot;:[&quot;http://zotero.org/users/1913249/items/Q38UQIIH&quot;],&quot;suffix&quot;:&quot;&quot;},{&quot;id&quot;:3015,&quot;prefix&quot;:&quot;&quot;,&quot;itemData&quot;:{&quot;id&quot;:&quot;sannino_formative_2016&quot;,&quot;source&quot;:&quot;Crossref&quot;,&quot;page&quot;:&quot;599-633&quot;,&quot;URL&quot;:&quot;https://www.tandfonline.com/doi/full/10.1080/10508406.2016.1204547&quot;,&quot;issue&quot;:&quot;4&quot;,&quot;ISSN&quot;:&quot;1050-8406, 1532-7809&quot;,&quot;DOI&quot;:&quot;10.1080/10508406.2016.1204547&quot;,&quot;language&quot;:&quot;en&quot;,&quot;container-title&quot;:&quot;Journal of the Learning Sciences&quot;,&quot;accessed&quot;:{&quot;date-parts&quot;:[[&quot;2019&quot;,3,21]]},&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uthor&quot;:[{&quot;given&quot;:&quot;Annalisa&quot;,&quot;family&quot;:&quot;Sannino&quot;},{&quot;given&quot;:&quot;Yrjö&quot;,&quot;family&quot;:&quot;Engeström&quot;},{&quot;given&quot;:&quot;Monica&quot;,&quot;family&quot;:&quot;Lemos&quot;}],&quot;citation-key&quot;:&quot;sannino_formative_2016&quot;,&quot;type&quot;:&quot;article-journal&quot;,&quot;volume&quot;:&quot;25&quot;,&quot;issued&quot;:{&quot;date-parts&quot;:[[&quot;2016&quot;,10]]},&quot;title&quot;:&quot;Formative Interventions for Expansive Learning and Transformative Agency&quot;},&quot;uri&quot;:[&quot;http://zotero.org/users/1913249/items/TB35W5A6&quot;],&quot;uris&quot;:[&quot;http://zotero.org/users/1913249/items/TB35W5A6&quot;],&quot;suffix&quot;:&quot;&quot;}],&quot;schema&quot;:&quot;https://github.com/citation-style-language/schema/raw/master/csl-citation.json&quot;} RNDwgojtnrnbl"/>&lt;Do Zotero Refresh: [@engestrom2006development; @haapasaari_emergence_2016; @sannino_formative_2016]&gt;<text:reference-mark-end text:name="ZOTERO_ITEM CSL_CITATION {&quot;citationID&quot;:&quot;jbalbgzx&quot;,&quot;properties&quot;:{&quot;formattedCitation&quot;:&quot;[@engestrom2006development; @haapasaari_emergence_2016; @sannino_formative_2016]&quot;,&quot;noteIndex&quot;:0},&quot;citationItems&quot;:[{&quot;id&quot;:9119,&quot;prefix&quot;:&quot;&quot;,&quot;itemData&quot;:{&quot;id&quot;:&quot;engestrom2006development&quot;,&quot;author&quot;:[{&quot;given&quot;:&quot;Yrjö&quot;,&quot;family&quot;:&quot;Engeström&quot;}],&quot;citation-key&quot;:&quot;engestrom2006development&quot;,&quot;issued&quot;:{&quot;date-parts&quot;:[[&quot;2006&quot;]]},&quot;title&quot;:&quot;Development, movement and agency: Breaking away into mycorrhizae activities&quot;,&quot;type&quot;:&quot;article-journal&quot;,&quot;container-title&quot;:&quot;Building activity theory in practice: Toward the next generation&quot;,&quot;volume&quot;:&quot;1&quot;,&quot;page&quot;:&quot;1–43&quot;},&quot;uri&quot;:[&quot;http://zotero.org/users/1913249/items/UIKDSI5X&quot;],&quot;uris&quot;:[&quot;http://zotero.org/users/1913249/items/UIKDSI5X&quot;],&quot;suffix&quot;:&quot;&quot;},{&quot;id&quot;:3370,&quot;prefix&quot;:&quot;&quot;,&quot;itemData&quot;:{&quot;id&quot;:&quot;haapasaari_emergence_2016&quot;,&quot;source&quot;:&quot;Taylor and Francis+NEJM&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uthor&quot;:[{&quot;given&quot;:&quot;Arja&quot;,&quot;family&quot;:&quot;Haapasaari&quot;},{&quot;given&quot;:&quot;Yrjö&quot;,&quot;family&quot;:&quot;Engeström&quot;},{&quot;given&quot;:&quot;Hannele&quot;,&quot;family&quot;:&quot;Kerosuo&quot;}],&quot;citation-key&quot;:&quot;haapasaari_emergence_2016&quot;,&quot;issued&quot;:{&quot;date-parts&quot;:[[&quot;2016&quot;,2,17]]},&quot;title&quot;:&quot;The emergence of learners’ transformative agency in a Change Laboratory intervention&quot;,&quot;issue&quot;:&quot;2&quot;,&quot;ISSN&quot;:&quot;1363-9080&quot;,&quot;DOI&quot;:&quot;10.1080/13639080.2014.900168&quot;,&quot;volume&quot;:&quot;29&quot;,&quot;URL&quot;:&quot;https://doi.org/10.1080/13639080.2014.900168&quot;,&quot;container-title&quot;:&quot;Journal of Education and Work&quot;,&quot;type&quot;:&quot;article-journal&quot;,&quot;page&quot;:&quot;232-262&quot;,&quot;accessed&quot;:{&quot;date-parts&quot;:[[&quot;2019&quot;,7,3]]}},&quot;uri&quot;:[&quot;http://zotero.org/users/1913249/items/Q38UQIIH&quot;],&quot;uris&quot;:[&quot;http://zotero.org/users/1913249/items/Q38UQIIH&quot;],&quot;suffix&quot;:&quot;&quot;},{&quot;id&quot;:3015,&quot;prefix&quot;:&quot;&quot;,&quot;itemData&quot;:{&quot;id&quot;:&quot;sannino_formative_2016&quot;,&quot;source&quot;:&quot;Crossref&quot;,&quot;page&quot;:&quot;599-633&quot;,&quot;URL&quot;:&quot;https://www.tandfonline.com/doi/full/10.1080/10508406.2016.1204547&quot;,&quot;issue&quot;:&quot;4&quot;,&quot;ISSN&quot;:&quot;1050-8406, 1532-7809&quot;,&quot;DOI&quot;:&quot;10.1080/10508406.2016.1204547&quot;,&quot;language&quot;:&quot;en&quot;,&quot;container-title&quot;:&quot;Journal of the Learning Sciences&quot;,&quot;accessed&quot;:{&quot;date-parts&quot;:[[&quot;2019&quot;,3,21]]},&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uthor&quot;:[{&quot;given&quot;:&quot;Annalisa&quot;,&quot;family&quot;:&quot;Sannino&quot;},{&quot;given&quot;:&quot;Yrjö&quot;,&quot;family&quot;:&quot;Engeström&quot;},{&quot;given&quot;:&quot;Monica&quot;,&quot;family&quot;:&quot;Lemos&quot;}],&quot;citation-key&quot;:&quot;sannino_formative_2016&quot;,&quot;type&quot;:&quot;article-journal&quot;,&quot;volume&quot;:&quot;25&quot;,&quot;issued&quot;:{&quot;date-parts&quot;:[[&quot;2016&quot;,10]]},&quot;title&quot;:&quot;Formative Interventions for Expansive Learning and Transformative Agency&quot;},&quot;uri&quot;:[&quot;http://zotero.org/users/1913249/items/TB35W5A6&quot;],&quot;uris&quot;:[&quot;http://zotero.org/users/1913249/items/TB35W5A6&quot;],&quot;suffix&quot;:&quot;&quot;}],&quot;schema&quot;:&quot;https://github.com/citation-style-language/schema/raw/master/csl-citation.json&quot;} RNDwgojtnrnbl"/>.</text:p>
      <text:p text:style-name="Text_20_body">The concept of dual stimulation can help illuminate the design and pedagogical tensions related to authenticity of tool use to shed light on dimensions of participant agency. In research on the use of wiki technology by students Lund and Ramussen <text:reference-mark-start text:name="ZOTERO_ITEM CSL_CITATION {&quot;citationID&quot;:&quot;yyshtqjr&quot;,&quot;properties&quot;:{&quot;formattedCitation&quot;:&quot;[-@lund_right_2008-1]&quot;,&quot;noteIndex&quot;:0},&quot;citationItems&quot;:[{&quot;id&quot;:9192,&quot;prefix&quot;:&quot;&quot;,&quot;suppress-author&quot;:true,&quot;uri&quot;:[&quot;http://zotero.org/users/1913249/items/2HJ2KJMZ&quot;],&quot;itemData&quot;:{&quot;id&quot;:&quot;lund_right_2008-1&quot;,&quot;source&quot;:&quot;Springer Link&quot;,&quot;page&quot;:&quot;387-412&quot;,&quot;title&quot;:&quot;The right tool for the wrong task? Match and mismatch between first and second stimulus in double stimulation&quot;,&quot;issue&quot;:&quot;4&quot;,&quot;ISSN&quot;:&quot;1556-1615&quot;,&quot;DOI&quot;:&quot;10.1007/s11412-008-9050-8&quot;,&quot;language&quot;:&quot;en&quot;,&quot;container-title&quot;:&quot;International Journal of Computer-Supported Collaborative Learning&quot;,&quot;accessed&quot;:{&quot;date-parts&quot;:[[&quot;2023&quot;,12,24]]},&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author&quot;:[{&quot;given&quot;:&quot;Andreas&quot;,&quot;family&quot;:&quot;Lund&quot;},{&quot;given&quot;:&quot;Ingvill&quot;,&quot;family&quot;:&quot;Rasmussen&quot;}],&quot;citation-key&quot;:&quot;lund_right_2008-1&quot;,&quot;title-short&quot;:&quot;The right tool for the wrong task?&quot;,&quot;type&quot;:&quot;article-journal&quot;,&quot;container-title-short&quot;:&quot;Computer Supported Learning&quot;,&quot;volume&quot;:&quot;3&quot;,&quot;URL&quot;:&quot;https://doi.org/10.1007/s11412-008-9050-8&quot;,&quot;issued&quot;:{&quot;date-parts&quot;:[[&quot;2008&quot;,12,1]]}},&quot;uris&quot;:[&quot;http://zotero.org/users/1913249/items/2HJ2KJMZ&quot;],&quot;suffix&quot;:&quot;&quot;}],&quot;schema&quot;:&quot;https://github.com/citation-style-language/schema/raw/master/csl-citation.json&quot;} RNDelwvifxjry"/>&lt;Do Zotero Refresh: [-@lund_right_2008-1]&gt;<text:reference-mark-end text:name="ZOTERO_ITEM CSL_CITATION {&quot;citationID&quot;:&quot;yyshtqjr&quot;,&quot;properties&quot;:{&quot;formattedCitation&quot;:&quot;[-@lund_right_2008-1]&quot;,&quot;noteIndex&quot;:0},&quot;citationItems&quot;:[{&quot;id&quot;:9192,&quot;prefix&quot;:&quot;&quot;,&quot;suppress-author&quot;:true,&quot;uri&quot;:[&quot;http://zotero.org/users/1913249/items/2HJ2KJMZ&quot;],&quot;itemData&quot;:{&quot;id&quot;:&quot;lund_right_2008-1&quot;,&quot;source&quot;:&quot;Springer Link&quot;,&quot;page&quot;:&quot;387-412&quot;,&quot;title&quot;:&quot;The right tool for the wrong task? Match and mismatch between first and second stimulus in double stimulation&quot;,&quot;issue&quot;:&quot;4&quot;,&quot;ISSN&quot;:&quot;1556-1615&quot;,&quot;DOI&quot;:&quot;10.1007/s11412-008-9050-8&quot;,&quot;language&quot;:&quot;en&quot;,&quot;container-title&quot;:&quot;International Journal of Computer-Supported Collaborative Learning&quot;,&quot;accessed&quot;:{&quot;date-parts&quot;:[[&quot;2023&quot;,12,24]]},&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author&quot;:[{&quot;given&quot;:&quot;Andreas&quot;,&quot;family&quot;:&quot;Lund&quot;},{&quot;given&quot;:&quot;Ingvill&quot;,&quot;family&quot;:&quot;Rasmussen&quot;}],&quot;citation-key&quot;:&quot;lund_right_2008-1&quot;,&quot;title-short&quot;:&quot;The right tool for the wrong task?&quot;,&quot;type&quot;:&quot;article-journal&quot;,&quot;container-title-short&quot;:&quot;Computer Supported Learning&quot;,&quot;volume&quot;:&quot;3&quot;,&quot;URL&quot;:&quot;https://doi.org/10.1007/s11412-008-9050-8&quot;,&quot;issued&quot;:{&quot;date-parts&quot;:[[&quot;2008&quot;,12,1]]}},&quot;uris&quot;:[&quot;http://zotero.org/users/1913249/items/2HJ2KJMZ&quot;],&quot;suffix&quot;:&quot;&quot;}],&quot;schema&quot;:&quot;https://github.com/citation-style-language/schema/raw/master/csl-citation.json&quot;} RNDelwvifxjry"/>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citationID&quot;:&quot;prwlykvr&quot;,&quot;properties&quot;:{&quot;formattedCitation&quot;:&quot;[@sannino_principle_2015]&quot;,&quot;noteIndex&quot;:0},&quot;citationItems&quot;:[{&quot;id&quot;:3108,&quot;prefix&quot;:&quot;&quot;,&quot;itemData&quot;:{&quot;id&quot;:&quot;sannino_principle_2015&quot;,&quot;source&quot;:&quot;ScienceDirect&quot;,&quot;page&quot;:&quot;1-15&quot;,&quot;title&quot;:&quot;The principle of double stimulation: A path to volitional action&quot;,&quot;ISSN&quot;:&quot;2210-6561&quot;,&quot;DOI&quot;:&quot;10.1016/j.lcsi.2015.01.001&quot;,&quot;language&quot;:&quot;en&quot;,&quot;container-title&quot;:&quot;Learning, Culture and Social Interaction&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uthor&quot;:[{&quot;given&quot;:&quot;Annalisa&quot;,&quot;family&quot;:&quot;Sannino&quot;}],&quot;citation-key&quot;:&quot;sannino_principle_2015&quot;,&quot;title-short&quot;:&quot;The principle of double stimulation&quot;,&quot;type&quot;:&quot;article-journal&quot;,&quot;container-title-short&quot;:&quot;Learning, Culture and Social Interaction&quot;,&quot;volume&quot;:&quot;6&quot;,&quot;URL&quot;:&quot;http://www.sciencedirect.com/science/article/pii/S2210656115000045&quot;,&quot;issued&quot;:{&quot;date-parts&quot;:[[&quot;2015&quot;,9,1]]}},&quot;uri&quot;:[&quot;http://zotero.org/users/1913249/items/7I43RJQP&quot;],&quot;uris&quot;:[&quot;http://zotero.org/users/1913249/items/7I43RJQP&quot;],&quot;suffix&quot;:&quot;&quot;}],&quot;schema&quot;:&quot;https://github.com/citation-style-language/schema/raw/master/csl-citation.json&quot;} RNDxmfyxdwqlq"/>&lt;Do Zotero Refresh: [@sannino_principle_2015]&gt;<text:reference-mark-end text:name="ZOTERO_ITEM CSL_CITATION {&quot;citationID&quot;:&quot;prwlykvr&quot;,&quot;properties&quot;:{&quot;formattedCitation&quot;:&quot;[@sannino_principle_2015]&quot;,&quot;noteIndex&quot;:0},&quot;citationItems&quot;:[{&quot;id&quot;:3108,&quot;prefix&quot;:&quot;&quot;,&quot;itemData&quot;:{&quot;id&quot;:&quot;sannino_principle_2015&quot;,&quot;source&quot;:&quot;ScienceDirect&quot;,&quot;page&quot;:&quot;1-15&quot;,&quot;title&quot;:&quot;The principle of double stimulation: A path to volitional action&quot;,&quot;ISSN&quot;:&quot;2210-6561&quot;,&quot;DOI&quot;:&quot;10.1016/j.lcsi.2015.01.001&quot;,&quot;language&quot;:&quot;en&quot;,&quot;container-title&quot;:&quot;Learning, Culture and Social Interaction&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uthor&quot;:[{&quot;given&quot;:&quot;Annalisa&quot;,&quot;family&quot;:&quot;Sannino&quot;}],&quot;citation-key&quot;:&quot;sannino_principle_2015&quot;,&quot;title-short&quot;:&quot;The principle of double stimulation&quot;,&quot;type&quot;:&quot;article-journal&quot;,&quot;container-title-short&quot;:&quot;Learning, Culture and Social Interaction&quot;,&quot;volume&quot;:&quot;6&quot;,&quot;URL&quot;:&quot;http://www.sciencedirect.com/science/article/pii/S2210656115000045&quot;,&quot;issued&quot;:{&quot;date-parts&quot;:[[&quot;2015&quot;,9,1]]}},&quot;uri&quot;:[&quot;http://zotero.org/users/1913249/items/7I43RJQP&quot;],&quot;uris&quot;:[&quot;http://zotero.org/users/1913249/items/7I43RJQP&quot;],&quot;suffix&quot;:&quot;&quot;}],&quot;schema&quot;:&quot;https://github.com/citation-style-language/schema/raw/master/csl-citation.json&quot;} RNDxmfyxdwqlq"/> work on the volitional aspect of the process of double stimulation cautions ‘double stimulation cannot be subsumed to the general idea of mediation by symbolic tools’ <text:reference-mark-start text:name="ZOTERO_ITEM CSL_CITATION {&quot;citationID&quot;:&quot;huhlfeho&quot;,&quot;properties&quot;:{&quot;formattedCitation&quot;:&quot;[-@sannino_principle_2015, p.2]&quot;,&quot;noteIndex&quot;:0},&quot;citationItems&quot;:[{&quot;id&quot;:3108,&quot;prefix&quot;:&quot;&quot;,&quot;suppress-author&quot;:true,&quot;itemData&quot;:{&quot;id&quot;:&quot;sannino_principle_2015&quot;,&quot;source&quot;:&quot;ScienceDirect&quot;,&quot;page&quot;:&quot;1-15&quot;,&quot;title&quot;:&quot;The principle of double stimulation: A path to volitional action&quot;,&quot;ISSN&quot;:&quot;2210-6561&quot;,&quot;DOI&quot;:&quot;10.1016/j.lcsi.2015.01.001&quot;,&quot;language&quot;:&quot;en&quot;,&quot;container-title&quot;:&quot;Learning, Culture and Social Interaction&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uthor&quot;:[{&quot;given&quot;:&quot;Annalisa&quot;,&quot;family&quot;:&quot;Sannino&quot;}],&quot;citation-key&quot;:&quot;sannino_principle_2015&quot;,&quot;title-short&quot;:&quot;The principle of double stimulation&quot;,&quot;type&quot;:&quot;article-journal&quot;,&quot;container-title-short&quot;:&quot;Learning, Culture and Social Interaction&quot;,&quot;volume&quot;:&quot;6&quot;,&quot;URL&quot;:&quot;http://www.sciencedirect.com/science/article/pii/S2210656115000045&quot;,&quot;issued&quot;:{&quot;date-parts&quot;:[[&quot;2015&quot;,9,1]]}},&quot;uri&quot;:[&quot;http://zotero.org/users/1913249/items/7I43RJQP&quot;],&quot;uris&quot;:[&quot;http://zotero.org/users/1913249/items/7I43RJQP&quot;],&quot;locator&quot;:&quot;2&quot;}],&quot;schema&quot;:&quot;https://github.com/citation-style-language/schema/raw/master/csl-citation.json&quot;} RNDkexcdmtzyr"/>&lt;Do Zotero Refresh: [-@sannino_principle_2015, p.2]&gt;<text:reference-mark-end text:name="ZOTERO_ITEM CSL_CITATION {&quot;citationID&quot;:&quot;huhlfeho&quot;,&quot;properties&quot;:{&quot;formattedCitation&quot;:&quot;[-@sannino_principle_2015, p.2]&quot;,&quot;noteIndex&quot;:0},&quot;citationItems&quot;:[{&quot;id&quot;:3108,&quot;prefix&quot;:&quot;&quot;,&quot;suppress-author&quot;:true,&quot;itemData&quot;:{&quot;id&quot;:&quot;sannino_principle_2015&quot;,&quot;source&quot;:&quot;ScienceDirect&quot;,&quot;page&quot;:&quot;1-15&quot;,&quot;title&quot;:&quot;The principle of double stimulation: A path to volitional action&quot;,&quot;ISSN&quot;:&quot;2210-6561&quot;,&quot;DOI&quot;:&quot;10.1016/j.lcsi.2015.01.001&quot;,&quot;language&quot;:&quot;en&quot;,&quot;container-title&quot;:&quot;Learning, Culture and Social Interaction&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uthor&quot;:[{&quot;given&quot;:&quot;Annalisa&quot;,&quot;family&quot;:&quot;Sannino&quot;}],&quot;citation-key&quot;:&quot;sannino_principle_2015&quot;,&quot;title-short&quot;:&quot;The principle of double stimulation&quot;,&quot;type&quot;:&quot;article-journal&quot;,&quot;container-title-short&quot;:&quot;Learning, Culture and Social Interaction&quot;,&quot;volume&quot;:&quot;6&quot;,&quot;URL&quot;:&quot;http://www.sciencedirect.com/science/article/pii/S2210656115000045&quot;,&quot;issued&quot;:{&quot;date-parts&quot;:[[&quot;2015&quot;,9,1]]}},&quot;uri&quot;:[&quot;http://zotero.org/users/1913249/items/7I43RJQP&quot;],&quot;uris&quot;:[&quot;http://zotero.org/users/1913249/items/7I43RJQP&quot;],&quot;locator&quot;:&quot;2&quot;}],&quot;schema&quot;:&quot;https://github.com/citation-style-language/schema/raw/master/csl-citation.json&quot;} RNDkexcdmtzyr"/>, it shares the a perspective that there is value in exploring the process to explore participants development of agency in professional and educational settings <text:reference-mark-start text:name="ZOTERO_ITEM CSL_CITATION {&quot;citationID&quot;:&quot;jtjhgpgd&quot;,&quot;properties&quot;:{&quot;formattedCitation&quot;:&quot;[@sannino_formative_2016]&quot;,&quot;noteIndex&quot;:0},&quot;citationItems&quot;:[{&quot;id&quot;:3015,&quot;prefix&quot;:&quot;&quot;,&quot;itemData&quot;:{&quot;id&quot;:&quot;sannino_formative_2016&quot;,&quot;source&quot;:&quot;Crossref&quot;,&quot;page&quot;:&quot;599-633&quot;,&quot;URL&quot;:&quot;https://www.tandfonline.com/doi/full/10.1080/10508406.2016.1204547&quot;,&quot;issue&quot;:&quot;4&quot;,&quot;ISSN&quot;:&quot;1050-8406, 1532-7809&quot;,&quot;DOI&quot;:&quot;10.1080/10508406.2016.1204547&quot;,&quot;language&quot;:&quot;en&quot;,&quot;container-title&quot;:&quot;Journal of the Learning Sciences&quot;,&quot;accessed&quot;:{&quot;date-parts&quot;:[[&quot;2019&quot;,3,21]]},&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uthor&quot;:[{&quot;given&quot;:&quot;Annalisa&quot;,&quot;family&quot;:&quot;Sannino&quot;},{&quot;given&quot;:&quot;Yrjö&quot;,&quot;family&quot;:&quot;Engeström&quot;},{&quot;given&quot;:&quot;Monica&quot;,&quot;family&quot;:&quot;Lemos&quot;}],&quot;citation-key&quot;:&quot;sannino_formative_2016&quot;,&quot;type&quot;:&quot;article-journal&quot;,&quot;volume&quot;:&quot;25&quot;,&quot;issued&quot;:{&quot;date-parts&quot;:[[&quot;2016&quot;,10]]},&quot;title&quot;:&quot;Formative Interventions for Expansive Learning and Transformative Agency&quot;},&quot;uri&quot;:[&quot;http://zotero.org/users/1913249/items/TB35W5A6&quot;],&quot;uris&quot;:[&quot;http://zotero.org/users/1913249/items/TB35W5A6&quot;],&quot;suffix&quot;:&quot;&quot;}],&quot;schema&quot;:&quot;https://github.com/citation-style-language/schema/raw/master/csl-citation.json&quot;} RNDtduetbybne"/>&lt;Do Zotero Refresh: [@sannino_formative_2016]&gt;<text:reference-mark-end text:name="ZOTERO_ITEM CSL_CITATION {&quot;citationID&quot;:&quot;jtjhgpgd&quot;,&quot;properties&quot;:{&quot;formattedCitation&quot;:&quot;[@sannino_formative_2016]&quot;,&quot;noteIndex&quot;:0},&quot;citationItems&quot;:[{&quot;id&quot;:3015,&quot;prefix&quot;:&quot;&quot;,&quot;itemData&quot;:{&quot;id&quot;:&quot;sannino_formative_2016&quot;,&quot;source&quot;:&quot;Crossref&quot;,&quot;page&quot;:&quot;599-633&quot;,&quot;URL&quot;:&quot;https://www.tandfonline.com/doi/full/10.1080/10508406.2016.1204547&quot;,&quot;issue&quot;:&quot;4&quot;,&quot;ISSN&quot;:&quot;1050-8406, 1532-7809&quot;,&quot;DOI&quot;:&quot;10.1080/10508406.2016.1204547&quot;,&quot;language&quot;:&quot;en&quot;,&quot;container-title&quot;:&quot;Journal of the Learning Sciences&quot;,&quot;accessed&quot;:{&quot;date-parts&quot;:[[&quot;2019&quot;,3,21]]},&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uthor&quot;:[{&quot;given&quot;:&quot;Annalisa&quot;,&quot;family&quot;:&quot;Sannino&quot;},{&quot;given&quot;:&quot;Yrjö&quot;,&quot;family&quot;:&quot;Engeström&quot;},{&quot;given&quot;:&quot;Monica&quot;,&quot;family&quot;:&quot;Lemos&quot;}],&quot;citation-key&quot;:&quot;sannino_formative_2016&quot;,&quot;type&quot;:&quot;article-journal&quot;,&quot;volume&quot;:&quot;25&quot;,&quot;issued&quot;:{&quot;date-parts&quot;:[[&quot;2016&quot;,10]]},&quot;title&quot;:&quot;Formative Interventions for Expansive Learning and Transformative Agency&quot;},&quot;uri&quot;:[&quot;http://zotero.org/users/1913249/items/TB35W5A6&quot;],&quot;uris&quot;:[&quot;http://zotero.org/users/1913249/items/TB35W5A6&quot;],&quot;suffix&quot;:&quot;&quot;}],&quot;schema&quot;:&quot;https://github.com/citation-style-language/schema/raw/master/csl-citation.json&quot;} RNDtduetbybne"/>.</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 Traditional, printed, instruction-based software manuals are in decline partly due online documentation but also due to the increased intuitive nature of their design <text:reference-mark-start text:name="ZOTERO_ITEM CSL_CITATION {&quot;citationID&quot;:&quot;gutrzqtc&quot;,&quot;properties&quot;:{&quot;formattedCitation&quot;:&quot;[@pogue_user_2017]&quot;,&quot;noteIndex&quot;:0},&quot;citationItems&quot;:[{&quot;id&quot;:9233,&quot;prefix&quot;:&quot;&quot;,&quot;itemData&quot;:{&quot;id&quot;:&quot;pogue_user_2017&quot;,&quot;abstract&quot;:&quot;Google happened, and something important was lost&quot;,&quot;author&quot;:[{&quot;given&quot;:&quot;David&quot;,&quot;family&quot;:&quot;Pogue&quot;}],&quot;citation-key&quot;:&quot;pogue_user_2017&quot;,&quot;issued&quot;:{&quot;date-parts&quot;:[[&quot;2017&quot;,4,1]]},&quot;title&quot;:&quot;User Manuals Are Mostly Gone--Which Is Both Good and Bad&quot;,&quot;type&quot;:&quot;article-magazine&quot;,&quot;language&quot;:&quot;en&quot;,&quot;container-title&quot;:&quot;Scientific American&quot;,&quot;URL&quot;:&quot;https://www.scientificamerican.com/article/user-manuals-are-mostly-gone-mdash-which-is-both-good-and-bad/&quot;,&quot;accessed&quot;:{&quot;date-parts&quot;:[[&quot;2024&quot;,1,19]]}},&quot;uri&quot;:[&quot;http://zotero.org/users/1913249/items/GNPB4GNI&quot;],&quot;uris&quot;:[&quot;http://zotero.org/users/1913249/items/GNPB4GNI&quot;],&quot;suffix&quot;:&quot;&quot;}],&quot;schema&quot;:&quot;https://github.com/citation-style-language/schema/raw/master/csl-citation.json&quot;} RNDdncbflvotb"/>&lt;Do Zotero Refresh: [@pogue_user_2017]&gt;<text:reference-mark-end text:name="ZOTERO_ITEM CSL_CITATION {&quot;citationID&quot;:&quot;gutrzqtc&quot;,&quot;properties&quot;:{&quot;formattedCitation&quot;:&quot;[@pogue_user_2017]&quot;,&quot;noteIndex&quot;:0},&quot;citationItems&quot;:[{&quot;id&quot;:9233,&quot;prefix&quot;:&quot;&quot;,&quot;itemData&quot;:{&quot;id&quot;:&quot;pogue_user_2017&quot;,&quot;abstract&quot;:&quot;Google happened, and something important was lost&quot;,&quot;author&quot;:[{&quot;given&quot;:&quot;David&quot;,&quot;family&quot;:&quot;Pogue&quot;}],&quot;citation-key&quot;:&quot;pogue_user_2017&quot;,&quot;issued&quot;:{&quot;date-parts&quot;:[[&quot;2017&quot;,4,1]]},&quot;title&quot;:&quot;User Manuals Are Mostly Gone--Which Is Both Good and Bad&quot;,&quot;type&quot;:&quot;article-magazine&quot;,&quot;language&quot;:&quot;en&quot;,&quot;container-title&quot;:&quot;Scientific American&quot;,&quot;URL&quot;:&quot;https://www.scientificamerican.com/article/user-manuals-are-mostly-gone-mdash-which-is-both-good-and-bad/&quot;,&quot;accessed&quot;:{&quot;date-parts&quot;:[[&quot;2024&quot;,1,19]]}},&quot;uri&quot;:[&quot;http://zotero.org/users/1913249/items/GNPB4GNI&quot;],&quot;uris&quot;:[&quot;http://zotero.org/users/1913249/items/GNPB4GNI&quot;],&quot;suffix&quot;:&quot;&quot;}],&quot;schema&quot;:&quot;https://github.com/citation-style-language/schema/raw/master/csl-citation.json&quot;} RNDdncbflvotb"/>. 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THIS SHOULD SHIFT TO A CULTURAL SECTION?</text:p>
      <text:p text:style-name="Text_20_body">Learner agency in the form of choice over the the chosen activity is present not only in the dimensions of the difficulty and theme of the game features they wished to add, but also in their approach to undertaking it. Some approached objectives in a methodical manner, others socially <text:soft-page-break/>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p text:style-name="Text_20_body">Lifting the lid on hidden technologies and concepts in hands-on, exploratory processes can be empowering for participants. Ratto explores this via critical making <text:reference-mark-start text:name="ZOTERO_ITEM CSL_CITATION {&quot;citationID&quot;:&quot;ezfxdzbw&quot;,&quot;properties&quot;:{&quot;formattedCitation&quot;:&quot;[@ratto_critical_2011]&quot;,&quot;noteIndex&quot;:0},&quot;citationItems&quot;:[{&quot;id&quot;:1820,&quot;prefix&quot;:&quot;&quot;,&quot;itemData&quot;:{&quot;id&quot;:&quot;ratto_critical_2011&quot;,&quot;source&quot;:&quot;CrossRef&quot;,&quot;page&quot;:&quot;252-260&quot;,&quot;title&quot;:&quot;Critical Making: Conceptual and Material Studies in Technology and Social Life&quot;,&quot;issue&quot;:&quot;4&quot;,&quot;ISSN&quot;:&quot;0197-2243, 1087-6537&quot;,&quot;DOI&quot;:&quot;10.1080/01972243.2011.583819&quot;,&quot;language&quot;:&quot;en&quot;,&quot;container-title&quot;:&quot;The Information Society&quot;,&quot;accessed&quot;:{&quot;date-parts&quot;:[[&quot;2017&quot;,10,21]]},&quot;author&quot;:[{&quot;given&quot;:&quot;Matt&quot;,&quot;family&quot;:&quot;Ratto&quot;}],&quot;citation-key&quot;:&quot;ratto_critical_2011&quot;,&quot;title-short&quot;:&quot;Critical Making&quot;,&quot;type&quot;:&quot;article-journal&quot;,&quot;volume&quot;:&quot;27&quot;,&quot;URL&quot;:&quot;http://www.tandfonline.com/doi/abs/10.1080/01972243.2011.583819&quot;,&quot;issued&quot;:{&quot;date-parts&quot;:[[&quot;2011&quot;]]}},&quot;uri&quot;:[&quot;http://zotero.org/users/1913249/items/HJ5BINMM&quot;],&quot;uris&quot;:[&quot;http://zotero.org/users/1913249/items/HJ5BINMM&quot;],&quot;suffix&quot;:&quot;&quot;}],&quot;schema&quot;:&quot;https://github.com/citation-style-language/schema/raw/master/csl-citation.json&quot;} RNDbaxpeekxvj"/>&lt;Do Zotero Refresh: [@ratto_critical_2011]&gt;<text:reference-mark-end text:name="ZOTERO_ITEM CSL_CITATION {&quot;citationID&quot;:&quot;ezfxdzbw&quot;,&quot;properties&quot;:{&quot;formattedCitation&quot;:&quot;[@ratto_critical_2011]&quot;,&quot;noteIndex&quot;:0},&quot;citationItems&quot;:[{&quot;id&quot;:1820,&quot;prefix&quot;:&quot;&quot;,&quot;itemData&quot;:{&quot;id&quot;:&quot;ratto_critical_2011&quot;,&quot;source&quot;:&quot;CrossRef&quot;,&quot;page&quot;:&quot;252-260&quot;,&quot;title&quot;:&quot;Critical Making: Conceptual and Material Studies in Technology and Social Life&quot;,&quot;issue&quot;:&quot;4&quot;,&quot;ISSN&quot;:&quot;0197-2243, 1087-6537&quot;,&quot;DOI&quot;:&quot;10.1080/01972243.2011.583819&quot;,&quot;language&quot;:&quot;en&quot;,&quot;container-title&quot;:&quot;The Information Society&quot;,&quot;accessed&quot;:{&quot;date-parts&quot;:[[&quot;2017&quot;,10,21]]},&quot;author&quot;:[{&quot;given&quot;:&quot;Matt&quot;,&quot;family&quot;:&quot;Ratto&quot;}],&quot;citation-key&quot;:&quot;ratto_critical_2011&quot;,&quot;title-short&quot;:&quot;Critical Making&quot;,&quot;type&quot;:&quot;article-journal&quot;,&quot;volume&quot;:&quot;27&quot;,&quot;URL&quot;:&quot;http://www.tandfonline.com/doi/abs/10.1080/01972243.2011.583819&quot;,&quot;issued&quot;:{&quot;date-parts&quot;:[[&quot;2011&quot;]]}},&quot;uri&quot;:[&quot;http://zotero.org/users/1913249/items/HJ5BINMM&quot;],&quot;uris&quot;:[&quot;http://zotero.org/users/1913249/items/HJ5BINMM&quot;],&quot;suffix&quot;:&quot;&quot;}],&quot;schema&quot;:&quot;https://github.com/citation-style-language/schema/raw/master/csl-citation.json&quot;} RNDbaxpeekxvj"/>, a process which playfully surfaces Latour’s <text:reference-mark-start text:name="ZOTERO_ITEM CSL_CITATION {&quot;citationID&quot;:&quot;oplrcnth&quot;,&quot;properties&quot;:{&quot;formattedCitation&quot;:&quot;[@weibel_making_2005; @latour_cautious_2008]&quot;,&quot;noteIndex&quot;:0},&quot;citationItems&quot;:[{&quot;id&quot;:3504,&quot;prefix&quot;:&quot;&quot;,&quot;itemData&quot;:{&quot;id&quot;:&quot;weibel_making_2005&quot;,&quot;source&quot;:&quot;HAL Archives Ouvertes&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author&quot;:[{&quot;given&quot;:&quot;Peter&quot;,&quot;family&quot;:&quot;Weibel&quot;},{&quot;given&quot;:&quot;Bruno&quot;,&quot;family&quot;:&quot;Latour&quot;}],&quot;citation-key&quot;:&quot;weibel_making_2005&quot;,&quot;issued&quot;:{&quot;date-parts&quot;:[[&quot;2005&quot;]]},&quot;title&quot;:&quot;Making Things Public : Atmospheres of Democracy&quot;,&quot;title-short&quot;:&quot;Making Things Public&quot;,&quot;type&quot;:&quot;book&quot;,&quot;number-of-pages&quot;:&quot;1072&quot;,&quot;URL&quot;:&quot;https://hal.archives-ouvertes.fr/hal-02057286&quot;,&quot;editor&quot;:[{&quot;given&quot;:&quot;Peter&quot;,&quot;family&quot;:&quot;Weibel&quot;},{&quot;given&quot;:&quot;Bruno&quot;,&quot;family&quot;:&quot;Latour&quot;}],&quot;accessed&quot;:{&quot;date-parts&quot;:[[&quot;2020&quot;,8,30]]},&quot;publisher&quot;:&quot;MIT Press&quot;},&quot;uri&quot;:[&quot;http://zotero.org/users/1913249/items/JD6BRVRE&quot;],&quot;uris&quot;:[&quot;http://zotero.org/users/1913249/items/JD6BRVRE&quot;],&quot;suffix&quot;:&quot;&quot;},{&quot;id&quot;:1819,&quot;prefix&quot;:&quot;&quot;,&quot;itemData&quot;:{&quot;id&quot;:&quot;latour_cautious_2008&quot;,&quot;source&quot;:&quot;Google Scholar&quot;,&quot;author&quot;:[{&quot;given&quot;:&quot;Bruno&quot;,&quot;family&quot;:&quot;Latour&quot;}],&quot;citation-key&quot;:&quot;latour_cautious_2008&quot;,&quot;issued&quot;:{&quot;date-parts&quot;:[[&quot;2008&quot;]]},&quot;title&quot;:&quot;A cautious Prometheus? A few steps toward a philosophy of design (with special attention to Peter Sloterdijk)&quot;,&quot;title-short&quot;:&quot;A cautious Prometheus?&quot;,&quot;type&quot;:&quot;paper-conference&quot;,&quot;container-title&quot;:&quot;Proceedings of the 2008 annual international conference of the design history society&quot;,&quot;page&quot;:&quot;2–10&quot;},&quot;uri&quot;:[&quot;http://zotero.org/users/1913249/items/BWBMQQZV&quot;],&quot;uris&quot;:[&quot;http://zotero.org/users/1913249/items/BWBMQQZV&quot;],&quot;suffix&quot;:&quot;&quot;}],&quot;schema&quot;:&quot;https://github.com/citation-style-language/schema/raw/master/csl-citation.json&quot;} RNDzpwtqatvyw"/>&lt;Do Zotero Refresh: [@weibel_making_2005; @latour_cautious_2008]&gt;<text:reference-mark-end text:name="ZOTERO_ITEM CSL_CITATION {&quot;citationID&quot;:&quot;oplrcnth&quot;,&quot;properties&quot;:{&quot;formattedCitation&quot;:&quot;[@weibel_making_2005; @latour_cautious_2008]&quot;,&quot;noteIndex&quot;:0},&quot;citationItems&quot;:[{&quot;id&quot;:3504,&quot;prefix&quot;:&quot;&quot;,&quot;itemData&quot;:{&quot;id&quot;:&quot;weibel_making_2005&quot;,&quot;source&quot;:&quot;HAL Archives Ouvertes&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author&quot;:[{&quot;given&quot;:&quot;Peter&quot;,&quot;family&quot;:&quot;Weibel&quot;},{&quot;given&quot;:&quot;Bruno&quot;,&quot;family&quot;:&quot;Latour&quot;}],&quot;citation-key&quot;:&quot;weibel_making_2005&quot;,&quot;issued&quot;:{&quot;date-parts&quot;:[[&quot;2005&quot;]]},&quot;title&quot;:&quot;Making Things Public : Atmospheres of Democracy&quot;,&quot;title-short&quot;:&quot;Making Things Public&quot;,&quot;type&quot;:&quot;book&quot;,&quot;number-of-pages&quot;:&quot;1072&quot;,&quot;URL&quot;:&quot;https://hal.archives-ouvertes.fr/hal-02057286&quot;,&quot;editor&quot;:[{&quot;given&quot;:&quot;Peter&quot;,&quot;family&quot;:&quot;Weibel&quot;},{&quot;given&quot;:&quot;Bruno&quot;,&quot;family&quot;:&quot;Latour&quot;}],&quot;accessed&quot;:{&quot;date-parts&quot;:[[&quot;2020&quot;,8,30]]},&quot;publisher&quot;:&quot;MIT Press&quot;},&quot;uri&quot;:[&quot;http://zotero.org/users/1913249/items/JD6BRVRE&quot;],&quot;uris&quot;:[&quot;http://zotero.org/users/1913249/items/JD6BRVRE&quot;],&quot;suffix&quot;:&quot;&quot;},{&quot;id&quot;:1819,&quot;prefix&quot;:&quot;&quot;,&quot;itemData&quot;:{&quot;id&quot;:&quot;latour_cautious_2008&quot;,&quot;source&quot;:&quot;Google Scholar&quot;,&quot;author&quot;:[{&quot;given&quot;:&quot;Bruno&quot;,&quot;family&quot;:&quot;Latour&quot;}],&quot;citation-key&quot;:&quot;latour_cautious_2008&quot;,&quot;issued&quot;:{&quot;date-parts&quot;:[[&quot;2008&quot;]]},&quot;title&quot;:&quot;A cautious Prometheus? A few steps toward a philosophy of design (with special attention to Peter Sloterdijk)&quot;,&quot;title-short&quot;:&quot;A cautious Prometheus?&quot;,&quot;type&quot;:&quot;paper-conference&quot;,&quot;container-title&quot;:&quot;Proceedings of the 2008 annual international conference of the design history society&quot;,&quot;page&quot;:&quot;2–10&quot;},&quot;uri&quot;:[&quot;http://zotero.org/users/1913249/items/BWBMQQZV&quot;],&quot;uris&quot;:[&quot;http://zotero.org/users/1913249/items/BWBMQQZV&quot;],&quot;suffix&quot;:&quot;&quot;}],&quot;schema&quot;:&quot;https://github.com/citation-style-language/schema/raw/master/csl-citation.json&quot;} RNDzpwtqatvyw"/>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h text:style-name="Heading_20_3" text:outline-level="3"><text:bookmark-start text:name="barriers-and-tensions-associated-with-authenticity-of-audience---move-to-a-cultural-section"/>Barriers and tensions associated with authenticity of audience - MOVE TO A CULTURAL SECTION?<text:bookmark-end text:name="barriers-and-tensions-associated-with-authenticity-of-audience---move-to-a-cultural-section"/></text:h>
      <text:p text:style-name="P3">Learners may not find coding a project a motivating project if it is only a private activity with no authentic audience</text:p>
      <text:p text:style-name="Text_20_body">Making for peers has value but can be amplified and scoped using a fictional or controlled external audience often via scenarios.</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Similarly, in my journal notes, I reflect on the difficulty of interrupting the flow of making activities once they are underway. I thus began avoiding stopping making to share points to the <text:soft-page-break/>whole class and avoid demonstrating key concepts on the screen.</text:p>
      <text:h text:style-name="Heading_20_2" text:outline-level="2"><text:bookmark-start text:name="discussion-on---emerging-cultural-practices"/>DISCUSSION ON - Emerging cultural practices<text:bookmark-end text:name="discussion-on---emerging-cultural-practices"/></text:h>
      <text:p text:style-name="First_20_paragraph">CHECK TO SEE IF ANY SHOULD BE IN CHAPTER 4 - THAT IT IS DISCUSSION-Y ENOUGH</text:p>
      <text:p text:style-name="Text_20_body">NOTE THIS NEEDS A QUICK INTRODUCTION TO MAKE A TRANSITION - LINK THIS PART AND RECONNECT IT WITH CHAPTER 4.</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p text:style-name="Text_20_body">Planned activities introduced by myself and those by participants. However the distinction is not so neat, as explored in the last chapter. In later stages, game design patterns were collated into an organised collection with accompanying resources and a navigational menu. However, many of these patterns however, we introduced initially by participants who recognised them and wanted to add them to their own games.</text:p>
      <text:h text:style-name="Heading_20_3" text:outline-level="3"><text:bookmark-start text:name="introduced-and-emergent-activity"/>Introduced and emergent activity<text:bookmark-end text:name="introduced-and-emergent-activity"/></text:h>
      <text:p text:style-name="First_20_paragraph">The distinction between facilitator designs and emergent activities is blurred. But it bears exploration because this allows a more detailed analyis of different aspects of agency.</text:p>
      <text:list text:style-name="L11">
        <text:list-item>
          <text:p text:style-name="P14">tool support and design decisions allowing greater instrumental agency</text:p>
        </text:list-item>
        <text:list-item>
          <text:p text:style-name="P14">we can see emergent use of GDPs as both practice and knowledge in the previous chapter</text:p>
        </text:list-item>
        <text:list-item>
          <text:p text:style-name="P14">summary of cultural aspects</text:p>
        </text:list-item>
      </text:list>
      <text:p text:style-name="First_20_paragraph">While the design was responsive to learner need as, The following section shifts focus to the way participants appropriate and use these practices. Some processes outlined here were very minimal in embryonic form but extended significantly by participants.</text:p>
      <text:p text:style-name="Text_20_body">However the focus should not solely rest on the emerging practices but on the measures that facilitators can encourage them. The following sections address these dimensions using a lens of inclusive pedagogy and authorial agency.</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text:p>
      <text:p text:style-name="Text_20_body"><text:soft-page-break/></text:p>
      <text:h text:style-name="Heading_20_4" text:outline-level="4"><text:bookmark-start text:name="playtesting-as-a-cultural-process"/>Playtesting as a cultural process<text:bookmark-end text:name="playtesting-as-a-cultural-process"/></text:h>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 described in previous chapter … mirror observations seen in the work of Rogoff and colleagues<text:reference-mark-start text:name="ZOTERO_ITEM CSL_CITATION {&quot;citationID&quot;:&quot;vztxzrme&quot;,&quot;properties&quot;:{&quot;formattedCitation&quot;:&quot;[@rogoff_cultural_2003]&quot;,&quot;noteIndex&quot;:0},&quot;citationItems&quot;:[{&quot;id&quot;:3023,&quot;prefix&quot;:&quot;&quot;,&quot;itemData&quot;:{&quot;event-place&quot;:&quot;Oxford [UK] ;a New York&quot;,&quot;publisher-place&quot;:&quot;Oxford [UK] ;a New York&quot;,&quot;ISBN&quot;:&quot;978-0-19-513133-8&quot;,&quot;author&quot;:[{&quot;given&quot;:&quot;Barbara&quot;,&quot;family&quot;:&quot;Rogoff&quot;}],&quot;citation-key&quot;:&quot;rogoff_cultural_2003&quot;,&quot;issued&quot;:{&quot;date-parts&quot;:[[&quot;2003&quot;]]},&quot;title&quot;:&quot;The cultural nature of human development&quot;,&quot;type&quot;:&quot;book&quot;,&quot;source&quot;:&quot;Library of Congress ISBN&quot;,&quot;call-number&quot;:&quot;HM686 .R64 2003&quot;,&quot;language&quot;:&quot;en&quot;,&quot;number-of-pages&quot;:&quot;434&quot;,&quot;id&quot;:&quot;rogoff_cultural_2003&quot;,&quot;publisher&quot;:&quot;Oxford University Press&quot;},&quot;uri&quot;:[&quot;http://zotero.org/users/1913249/items/MPJ5DJQJ&quot;],&quot;uris&quot;:[&quot;http://zotero.org/users/1913249/items/MPJ5DJQJ&quot;],&quot;suffix&quot;:&quot;&quot;}],&quot;schema&quot;:&quot;https://github.com/citation-style-language/schema/raw/master/csl-citation.json&quot;} RNDvxcqgqfsii"/>&lt;Do Zotero Refresh: [@rogoff_cultural_2003]&gt;<text:reference-mark-end text:name="ZOTERO_ITEM CSL_CITATION {&quot;citationID&quot;:&quot;vztxzrme&quot;,&quot;properties&quot;:{&quot;formattedCitation&quot;:&quot;[@rogoff_cultural_2003]&quot;,&quot;noteIndex&quot;:0},&quot;citationItems&quot;:[{&quot;id&quot;:3023,&quot;prefix&quot;:&quot;&quot;,&quot;itemData&quot;:{&quot;event-place&quot;:&quot;Oxford [UK] ;a New York&quot;,&quot;publisher-place&quot;:&quot;Oxford [UK] ;a New York&quot;,&quot;ISBN&quot;:&quot;978-0-19-513133-8&quot;,&quot;author&quot;:[{&quot;given&quot;:&quot;Barbara&quot;,&quot;family&quot;:&quot;Rogoff&quot;}],&quot;citation-key&quot;:&quot;rogoff_cultural_2003&quot;,&quot;issued&quot;:{&quot;date-parts&quot;:[[&quot;2003&quot;]]},&quot;title&quot;:&quot;The cultural nature of human development&quot;,&quot;type&quot;:&quot;book&quot;,&quot;source&quot;:&quot;Library of Congress ISBN&quot;,&quot;call-number&quot;:&quot;HM686 .R64 2003&quot;,&quot;language&quot;:&quot;en&quot;,&quot;number-of-pages&quot;:&quot;434&quot;,&quot;id&quot;:&quot;rogoff_cultural_2003&quot;,&quot;publisher&quot;:&quot;Oxford University Press&quot;},&quot;uri&quot;:[&quot;http://zotero.org/users/1913249/items/MPJ5DJQJ&quot;],&quot;uris&quot;:[&quot;http://zotero.org/users/1913249/items/MPJ5DJQJ&quot;],&quot;suffix&quot;:&quot;&quot;}],&quot;schema&quot;:&quot;https://github.com/citation-style-language/schema/raw/master/csl-citation.json&quot;} RNDvxcqgqfsii"/> on learning in <text:soft-page-break/>community settings. 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To better understand this process it is relevant to locate the source of these wider expectations and to evaluate their utility here. This is attempted in the discussion section of the chapter.</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h text:style-name="Heading_20_4" text:outline-level="4"><text:bookmark-start text:name="restricted-vs-extended-community---e.g.-why-not-engage-with-a-wider-online-community"/>Restricted vs extended community - e.g. why not engage with a wider online community? ?<text:bookmark-end text:name="restricted-vs-extended-community---e.g.-why-not-engage-with-a-wider-online-community"/></text:h>
      <text:p text:style-name="First_20_paragraph">Beyond technical considerations regarding scratch and use of physics, authenticity,</text:p>
      <text:p text:style-name="Text_20_body">Time consideration of the process of being involved in an online community may remove time spent doing real life playtesting.</text:p>
      <text:p text:style-name="Text_20_body">Also - the diversity of creations available on a online community could remove the more communal experience of the designed limitations.</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P3">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text:soft-page-break/>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citationID&quot;:&quot;gbqfqnzh&quot;,&quot;properties&quot;:{&quot;formattedCitation&quot;:&quot;[@resnick_mothers_2012; @papert_mindstorms:_1980]&quot;,&quot;noteIndex&quot;:0},&quot;citationItems&quot;:[{&quot;id&quot;:1097,&quot;prefix&quot;:&quot;&quot;,&quot;itemData&quot;:{&quot;accessed&quot;:{&quot;date-parts&quot;:[[&quot;2015&quot;,5,9]]},&quot;source&quot;:&quot;Google Scholar&quot;,&quot;author&quot;:[{&quot;given&quot;:&quot;Mitchel&quot;,&quot;family&quot;:&quot;Resnick&quot;}],&quot;citation-key&quot;:&quot;resnick_mothers_2012&quot;,&quot;issued&quot;:{&quot;date-parts&quot;:[[&quot;2012&quot;]]},&quot;title&quot;:&quot;Mother’s Day, Warrior Cats, and Digital Fluency: Stories from the Scratch Online Community&quot;,&quot;title-short&quot;:&quot;Mother’s Day, Warrior Cats, and Digital Fluency&quot;,&quot;type&quot;:&quot;paper-conference&quot;,&quot;container-title&quot;:&quot;Proceedings of the Constructionism 2012 conference. Athens, Greece&quot;,&quot;URL&quot;:&quot;http://web.media.mit.edu/~mres/papers/mothers-day-warrior-cats.pdf&quot;,&quot;id&quot;:&quot;resnick_mothers_2012&quot;},&quot;uri&quot;:[&quot;http://zotero.org/users/1913249/items/IJJERKGX&quot;],&quot;uris&quot;:[&quot;http://zotero.org/users/1913249/items/IJJERKGX&quot;],&quot;suffix&quot;:&quot;&quot;},{&quot;id&quot;:1691,&quot;prefix&quot;:&quot;&quot;,&quot;itemData&quot;:{&quot;event-place&quot;:&quot;New York&quot;,&quot;publisher-place&quot;:&quot;New York&quot;,&quot;ISBN&quot;:&quot;978-0-465-04627-0&quot;,&quot;author&quot;:[{&quot;given&quot;:&quot;Seymour&quot;,&quot;family&quot;:&quot;Papert&quot;}],&quot;citation-key&quot;:&quot;papert_mindstorms:_1980&quot;,&quot;issued&quot;:{&quot;date-parts&quot;:[[&quot;1980&quot;]]},&quot;title&quot;:&quot;Mindstorms: children, computers, and powerful ideas&quot;,&quot;title-short&quot;:&quot;Mindstorms&quot;,&quot;type&quot;:&quot;book&quot;,&quot;call-number&quot;:&quot;QA20.C65 P36 1980&quot;,&quot;source&quot;:&quot;Library of Congress ISBN&quot;,&quot;number-of-pages&quot;:&quot;230&quot;,&quot;id&quot;:&quot;papert_mindstorms:_1980&quot;,&quot;publisher&quot;:&quot;Basic Books&quot;},&quot;uri&quot;:[&quot;http://zotero.org/users/1913249/items/FAVPGKNU&quot;],&quot;uris&quot;:[&quot;http://zotero.org/users/1913249/items/FAVPGKNU&quot;],&quot;suffix&quot;:&quot;&quot;}],&quot;schema&quot;:&quot;https://github.com/citation-style-language/schema/raw/master/csl-citation.json&quot;} RNDoscmpyliwl"/>&lt;Do Zotero Refresh: [@resnick_mothers_2012; @papert_mindstorms:_1980]&gt;<text:reference-mark-end text:name="ZOTERO_ITEM CSL_CITATION {&quot;citationID&quot;:&quot;gbqfqnzh&quot;,&quot;properties&quot;:{&quot;formattedCitation&quot;:&quot;[@resnick_mothers_2012; @papert_mindstorms:_1980]&quot;,&quot;noteIndex&quot;:0},&quot;citationItems&quot;:[{&quot;id&quot;:1097,&quot;prefix&quot;:&quot;&quot;,&quot;itemData&quot;:{&quot;accessed&quot;:{&quot;date-parts&quot;:[[&quot;2015&quot;,5,9]]},&quot;source&quot;:&quot;Google Scholar&quot;,&quot;author&quot;:[{&quot;given&quot;:&quot;Mitchel&quot;,&quot;family&quot;:&quot;Resnick&quot;}],&quot;citation-key&quot;:&quot;resnick_mothers_2012&quot;,&quot;issued&quot;:{&quot;date-parts&quot;:[[&quot;2012&quot;]]},&quot;title&quot;:&quot;Mother’s Day, Warrior Cats, and Digital Fluency: Stories from the Scratch Online Community&quot;,&quot;title-short&quot;:&quot;Mother’s Day, Warrior Cats, and Digital Fluency&quot;,&quot;type&quot;:&quot;paper-conference&quot;,&quot;container-title&quot;:&quot;Proceedings of the Constructionism 2012 conference. Athens, Greece&quot;,&quot;URL&quot;:&quot;http://web.media.mit.edu/~mres/papers/mothers-day-warrior-cats.pdf&quot;,&quot;id&quot;:&quot;resnick_mothers_2012&quot;},&quot;uri&quot;:[&quot;http://zotero.org/users/1913249/items/IJJERKGX&quot;],&quot;uris&quot;:[&quot;http://zotero.org/users/1913249/items/IJJERKGX&quot;],&quot;suffix&quot;:&quot;&quot;},{&quot;id&quot;:1691,&quot;prefix&quot;:&quot;&quot;,&quot;itemData&quot;:{&quot;event-place&quot;:&quot;New York&quot;,&quot;publisher-place&quot;:&quot;New York&quot;,&quot;ISBN&quot;:&quot;978-0-465-04627-0&quot;,&quot;author&quot;:[{&quot;given&quot;:&quot;Seymour&quot;,&quot;family&quot;:&quot;Papert&quot;}],&quot;citation-key&quot;:&quot;papert_mindstorms:_1980&quot;,&quot;issued&quot;:{&quot;date-parts&quot;:[[&quot;1980&quot;]]},&quot;title&quot;:&quot;Mindstorms: children, computers, and powerful ideas&quot;,&quot;title-short&quot;:&quot;Mindstorms&quot;,&quot;type&quot;:&quot;book&quot;,&quot;call-number&quot;:&quot;QA20.C65 P36 1980&quot;,&quot;source&quot;:&quot;Library of Congress ISBN&quot;,&quot;number-of-pages&quot;:&quot;230&quot;,&quot;id&quot;:&quot;papert_mindstorms:_1980&quot;,&quot;publisher&quot;:&quot;Basic Books&quot;},&quot;uri&quot;:[&quot;http://zotero.org/users/1913249/items/FAVPGKNU&quot;],&quot;uris&quot;:[&quot;http://zotero.org/users/1913249/items/FAVPGKNU&quot;],&quot;suffix&quot;:&quot;&quot;}],&quot;schema&quot;:&quot;https://github.com/citation-style-language/schema/raw/master/csl-citation.json&quot;} RNDoscmpyliwl"/>. It also aligns with PBL literature which advocates the personalisation of projects and the value of exploring concepts using home funds of knowledge <text:reference-mark-start text:name="ZOTERO_ITEM CSL_CITATION {&quot;citationID&quot;:&quot;aipvgrmm&quot;,&quot;properties&quot;:{&quot;formattedCitation&quot;:&quot;[@moje_maestro_2001]&quot;,&quot;noteIndex&quot;:0},&quot;citationItems&quot;:[{&quot;id&quot;:3393,&quot;prefix&quot;:&quot;&quot;,&quot;itemData&quot;:{&quot;id&quot;:&quot;moje_maestro_2001&quot;,&quot;source&quot;:&quot;Wiley Online Library&quot;,&quot;page&quot;:&quot;469-498&quot;,&quot;title&quot;:&quot;“Maestro, what is ‘quality’?”: Language, literacy, and discourse in project-based science&quot;,&quot;issue&quot;:&quot;4&quot;,&quot;ISSN&quot;:&quot;1098-2736&quot;,&quot;DOI&quot;:&quot;10.1002/tea.1014&quot;,&quot;language&quot;:&quot;en&quot;,&quot;container-title&quot;:&quot;Journal of Research in Science Teaching&quot;,&quot;accessed&quot;:{&quot;date-parts&quot;:[[&quot;2019&quot;,6,17]]},&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author&quot;:[{&quot;given&quot;:&quot;Elizabeth B.&quot;,&quot;family&quot;:&quot;Moje&quot;},{&quot;given&quot;:&quot;Tehani&quot;,&quot;family&quot;:&quot;Collazo&quot;},{&quot;given&quot;:&quot;Rosario&quot;,&quot;family&quot;:&quot;Carrillo&quot;},{&quot;given&quot;:&quot;Ronald W.&quot;,&quot;family&quot;:&quot;Marx&quot;}],&quot;citation-key&quot;:&quot;moje_maestro_2001&quot;,&quot;title-short&quot;:&quot;“Maestro, what is ‘quality’?&quot;,&quot;type&quot;:&quot;article-journal&quot;,&quot;volume&quot;:&quot;38&quot;,&quot;URL&quot;:&quot;http://onlinelibrary.wiley.com/doi/abs/10.1002/tea.1014&quot;,&quot;license&quot;:&quot;Copyright © 2001 John Wiley &amp; Sons, Inc.&quot;,&quot;issued&quot;:{&quot;date-parts&quot;:[[&quot;2001&quot;]]}},&quot;uri&quot;:[&quot;http://zotero.org/users/1913249/items/X5SP9SN9&quot;],&quot;uris&quot;:[&quot;http://zotero.org/users/1913249/items/X5SP9SN9&quot;],&quot;suffix&quot;:&quot;&quot;}],&quot;schema&quot;:&quot;https://github.com/citation-style-language/schema/raw/master/csl-citation.json&quot;} RNDhseqbksrqj"/>&lt;Do Zotero Refresh: [@moje_maestro_2001]&gt;<text:reference-mark-end text:name="ZOTERO_ITEM CSL_CITATION {&quot;citationID&quot;:&quot;aipvgrmm&quot;,&quot;properties&quot;:{&quot;formattedCitation&quot;:&quot;[@moje_maestro_2001]&quot;,&quot;noteIndex&quot;:0},&quot;citationItems&quot;:[{&quot;id&quot;:3393,&quot;prefix&quot;:&quot;&quot;,&quot;itemData&quot;:{&quot;id&quot;:&quot;moje_maestro_2001&quot;,&quot;source&quot;:&quot;Wiley Online Library&quot;,&quot;page&quot;:&quot;469-498&quot;,&quot;title&quot;:&quot;“Maestro, what is ‘quality’?”: Language, literacy, and discourse in project-based science&quot;,&quot;issue&quot;:&quot;4&quot;,&quot;ISSN&quot;:&quot;1098-2736&quot;,&quot;DOI&quot;:&quot;10.1002/tea.1014&quot;,&quot;language&quot;:&quot;en&quot;,&quot;container-title&quot;:&quot;Journal of Research in Science Teaching&quot;,&quot;accessed&quot;:{&quot;date-parts&quot;:[[&quot;2019&quot;,6,17]]},&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author&quot;:[{&quot;given&quot;:&quot;Elizabeth B.&quot;,&quot;family&quot;:&quot;Moje&quot;},{&quot;given&quot;:&quot;Tehani&quot;,&quot;family&quot;:&quot;Collazo&quot;},{&quot;given&quot;:&quot;Rosario&quot;,&quot;family&quot;:&quot;Carrillo&quot;},{&quot;given&quot;:&quot;Ronald W.&quot;,&quot;family&quot;:&quot;Marx&quot;}],&quot;citation-key&quot;:&quot;moje_maestro_2001&quot;,&quot;title-short&quot;:&quot;“Maestro, what is ‘quality’?&quot;,&quot;type&quot;:&quot;article-journal&quot;,&quot;volume&quot;:&quot;38&quot;,&quot;URL&quot;:&quot;http://onlinelibrary.wiley.com/doi/abs/10.1002/tea.1014&quot;,&quot;license&quot;:&quot;Copyright © 2001 John Wiley &amp; Sons, Inc.&quot;,&quot;issued&quot;:{&quot;date-parts&quot;:[[&quot;2001&quot;]]}},&quot;uri&quot;:[&quot;http://zotero.org/users/1913249/items/X5SP9SN9&quot;],&quot;uris&quot;:[&quot;http://zotero.org/users/1913249/items/X5SP9SN9&quot;],&quot;suffix&quot;:&quot;&quot;}],&quot;schema&quot;:&quot;https://github.com/citation-style-language/schema/raw/master/csl-citation.json&quot;} RNDhseqbksrqj"/></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epqsitfx&quot;,&quot;properties&quot;:{&quot;formattedCitation&quot;:&quot;[@gabler2005prototype]&quot;,&quot;noteIndex&quot;:0},&quot;citationItems&quot;:[{&quot;id&quot;:8847,&quot;prefix&quot;:&quot;&quot;,&quot;itemData&quot;:{&quot;id&quot;:&quot;gabler2005prototype&quot;,&quot;type&quot;:&quot;article-journal&quot;,&quot;volume&quot;:&quot;26&quot;,&quot;author&quot;:[{&quot;given&quot;:&quot;Kyle&quot;,&quot;family&quot;:&quot;Gabler&quot;},{&quot;given&quot;:&quot;Kyle&quot;,&quot;family&quot;:&quot;Gray&quot;},{&quot;given&quot;:&quot;S&quot;,&quot;family&quot;:&quot;Shodhan&quot;},{&quot;given&quot;:&quot;Matt&quot;,&quot;family&quot;:&quot;Kucic&quot;}],&quot;citation-key&quot;:&quot;gabler2005prototype&quot;,&quot;issued&quot;:{&quot;date-parts&quot;:[[&quot;2005&quot;]]},&quot;title&quot;:&quot;How to prototype a game in under 7 days&quot;,&quot;container-title&quot;:&quot;Gamasutra, October&quot;},&quot;uri&quot;:[&quot;http://zotero.org/users/1913249/items/S9CUYZL4&quot;],&quot;uris&quot;:[&quot;http://zotero.org/users/1913249/items/S9CUYZL4&quot;],&quot;suffix&quot;:&quot;&quot;}],&quot;schema&quot;:&quot;https://github.com/citation-style-language/schema/raw/master/csl-citation.json&quot;} RNDrqgncgwrcc"/>&lt;Do Zotero <text:soft-page-break/>Refresh: [@gabler2005prototype]&gt;<text:reference-mark-end text:name="ZOTERO_ITEM CSL_CITATION {&quot;citationID&quot;:&quot;epqsitfx&quot;,&quot;properties&quot;:{&quot;formattedCitation&quot;:&quot;[@gabler2005prototype]&quot;,&quot;noteIndex&quot;:0},&quot;citationItems&quot;:[{&quot;id&quot;:8847,&quot;prefix&quot;:&quot;&quot;,&quot;itemData&quot;:{&quot;id&quot;:&quot;gabler2005prototype&quot;,&quot;type&quot;:&quot;article-journal&quot;,&quot;volume&quot;:&quot;26&quot;,&quot;author&quot;:[{&quot;given&quot;:&quot;Kyle&quot;,&quot;family&quot;:&quot;Gabler&quot;},{&quot;given&quot;:&quot;Kyle&quot;,&quot;family&quot;:&quot;Gray&quot;},{&quot;given&quot;:&quot;S&quot;,&quot;family&quot;:&quot;Shodhan&quot;},{&quot;given&quot;:&quot;Matt&quot;,&quot;family&quot;:&quot;Kucic&quot;}],&quot;citation-key&quot;:&quot;gabler2005prototype&quot;,&quot;issued&quot;:{&quot;date-parts&quot;:[[&quot;2005&quot;]]},&quot;title&quot;:&quot;How to prototype a game in under 7 days&quot;,&quot;container-title&quot;:&quot;Gamasutra, October&quot;},&quot;uri&quot;:[&quot;http://zotero.org/users/1913249/items/S9CUYZL4&quot;],&quot;uris&quot;:[&quot;http://zotero.org/users/1913249/items/S9CUYZL4&quot;],&quot;suffix&quot;:&quot;&quot;}],&quot;schema&quot;:&quot;https://github.com/citation-style-language/schema/raw/master/csl-citation.json&quot;} RNDrqgncgwrcc"/>. HOW TO EXTEND?</text:p>
      <text:h text:style-name="Heading_20_3" text:outline-level="3"><text:bookmark-start text:name="discussion-on-drama-process"/>Discussion on Drama Process<text:bookmark-end text:name="discussion-on-drama-process"/></text:h>
      <text:h text:style-name="Heading_20_4" text:outline-level="4"><text:bookmark-start text:name="discussion-on-reflecting-in-role"/>Discussion on reflecting in role<text:bookmark-end text:name="discussion-on-reflecting-in-role"/></text:h>
      <text:p text:style-name="First_20_paragraph">to come</text:p>
      <text:h text:style-name="Heading_20_4" text:outline-level="4"><text:bookmark-start text:name="discussion-on-mediated-chat-and-potential-for-addressing-contradictions-in-activity"/>Discussion on mediated chat and potential for addressing contradictions in activity<text:bookmark-end text:name="discussion-on-mediated-chat-and-potential-for-addressing-contradictions-in-activity"/></text:h>
      <text:p text:style-name="First_20_paragraph">to come</text:p>
      <text:h text:style-name="Heading_20_3" text:outline-level="3"><text:bookmark-start text:name="flexible-design-practices"/>Flexible design practices<text:bookmark-end text:name="flexible-design-practices"/></text:h>
      <text:h text:style-name="Heading_20_4" text:outline-level="4"><text:bookmark-start text:name="encouraging-peer-learning-and-varied-working-practices"/>Encouraging peer learning and varied working practices<text:bookmark-end text:name="encouraging-peer-learning-and-varied-working-practices"/></text:h>
      <text:p text:style-name="First_20_paragraph">CHECK FOR DUPLICATION WITH FOLLOWING SECTIONS</text:p>
      <text:p text:style-name="Text_20_body">The tension outlined concerning participant identity was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the next iteration, rather than the larger groups, smaller groups, allowing some children to work by themselves and others with parents. Avoiding large group fragmentation and encouraging freedom of participation vs benefiting from parental involvement.</text:p>
      <text:p text:style-name="Text_20_body">These tensions are mirrored in similar research and were highlighted in the practitioner interviews that I conducted.</text:p>
      <text:h text:style-name="Heading_20_4" text:outline-level="4"><text:bookmark-start text:name="beyond-design-cycle-stages"/>Beyond design cycle stages<text:bookmark-end text:name="beyond-design-cycle-stages"/></text:h>
      <text:p text:style-name="First_20_paragraph">As explored in the literature review design stages as a conceptual design tool is common in CS education, e.g. Resnick’s creative learning spiral <text:reference-mark-start text:name="ZOTERO_ITEM CSL_CITATION {&quot;citationID&quot;:&quot;joprhuhi&quot;,&quot;properties&quot;:{&quot;formattedCitation&quot;:&quot;[@resnick_all_2007, p. 2]&quot;,&quot;noteIndex&quot;:0},&quot;citationItems&quot;:[{&quot;id&quot;:1624,&quot;prefix&quot;:&quot;&quot;,&quot;itemData&quot;:{&quot;accessed&quot;:{&quot;date-parts&quot;:[[&quot;2017&quot;,3,14]]},&quot;source&quot;:&quot;Google Scholar&quot;,&quot;author&quot;:[{&quot;given&quot;:&quot;Mitchel&quot;,&quot;family&quot;:&quot;Resnick&quot;}],&quot;citation-key&quot;:&quot;resnick_all_2007&quot;,&quot;issued&quot;:{&quot;date-parts&quot;:[[&quot;2007&quot;]]},&quot;title&quot;:&quot;All I really need to know (about creative thinking) I learned (by studying how children learn) in kindergarten&quot;,&quot;type&quot;:&quot;paper-conference&quot;,&quot;URL&quot;:&quot;http://dl.acm.org/citation.cfm?id=1254961&quot;,&quot;container-title&quot;:&quot;Proceedings of the 6th ACM SIGCHI conference on Creativity &amp; cognition&quot;,&quot;id&quot;:&quot;resnick_all_2007&quot;,&quot;page&quot;:&quot;1–6&quot;,&quot;publisher&quot;:&quot;ACM&quot;},&quot;uri&quot;:[&quot;http://zotero.org/users/1913249/items/7KQUK5RV&quot;],&quot;uris&quot;:[&quot;http://zotero.org/users/1913249/items/7KQUK5RV&quot;],&quot;locator&quot;:&quot; 2&quot;}],&quot;schema&quot;:&quot;https://github.com/citation-style-language/schema/raw/master/csl-citation.json&quot;} RNDezavielyxt"/>&lt;Do Zotero Refresh: [@resnick_all_2007, p. 2]&gt;<text:reference-mark-end text:name="ZOTERO_ITEM CSL_CITATION {&quot;citationID&quot;:&quot;joprhuhi&quot;,&quot;properties&quot;:{&quot;formattedCitation&quot;:&quot;[@resnick_all_2007, p. 2]&quot;,&quot;noteIndex&quot;:0},&quot;citationItems&quot;:[{&quot;id&quot;:1624,&quot;prefix&quot;:&quot;&quot;,&quot;itemData&quot;:{&quot;accessed&quot;:{&quot;date-parts&quot;:[[&quot;2017&quot;,3,14]]},&quot;source&quot;:&quot;Google Scholar&quot;,&quot;author&quot;:[{&quot;given&quot;:&quot;Mitchel&quot;,&quot;family&quot;:&quot;Resnick&quot;}],&quot;citation-key&quot;:&quot;resnick_all_2007&quot;,&quot;issued&quot;:{&quot;date-parts&quot;:[[&quot;2007&quot;]]},&quot;title&quot;:&quot;All I really need to know (about creative thinking) I learned (by studying how children learn) in kindergarten&quot;,&quot;type&quot;:&quot;paper-conference&quot;,&quot;URL&quot;:&quot;http://dl.acm.org/citation.cfm?id=1254961&quot;,&quot;container-title&quot;:&quot;Proceedings of the 6th ACM SIGCHI conference on Creativity &amp; cognition&quot;,&quot;id&quot;:&quot;resnick_all_2007&quot;,&quot;page&quot;:&quot;1–6&quot;,&quot;publisher&quot;:&quot;ACM&quot;},&quot;uri&quot;:[&quot;http://zotero.org/users/1913249/items/7KQUK5RV&quot;],&quot;uris&quot;:[&quot;http://zotero.org/users/1913249/items/7KQUK5RV&quot;],&quot;locator&quot;:&quot; 2&quot;}],&quot;schema&quot;:&quot;https://github.com/citation-style-language/schema/raw/master/csl-citation.json&quot;} RNDezavielyxt"/>.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text:soft-page-break/>in research which critiques a similar, staged approach to creative writing in primary education using a writing cycle approach. <text:reference-mark-start text:name="ZOTERO_ITEM CSL_CITATION {&quot;citationID&quot;:&quot;sdrjuyxw&quot;,&quot;properties&quot;:{&quot;formattedCitation&quot;:&quot;[@kuby_rhizomatic_2016]&quot;,&quot;noteIndex&quot;:0},&quot;citationItems&quot;:[{&quot;id&quot;:8761,&quot;prefix&quot;:&quot;&quot;,&quot;itemData&quot;:{&quot;id&quot;:&quot;kuby_rhizomatic_2016&quot;,&quot;ISBN&quot;:&quot;978-1-315-67196-3&quot;,&quot;author&quot;:[{&quot;given&quot;:&quot;Candace R.&quot;,&quot;family&quot;:&quot;Kuby&quot;}],&quot;citation-key&quot;:&quot;kuby_rhizomatic_2016&quot;,&quot;issued&quot;:{&quot;date-parts&quot;:[[&quot;2016&quot;]]},&quot;title&quot;:&quot;Rhizomatic Possibilities for Writing Processes: Fluid Structures and Components&quot;,&quot;title-short&quot;:&quot;Rhizomatic Possibilities for Writing Processes&quot;,&quot;type&quot;:&quot;chapter&quot;,&quot;number-of-pages&quot;:&quot;10&quot;,&quot;container-title&quot;:&quot;Reclaiming Early Childhood Literacies&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publisher&quot;:&quot;Routledge&quot;},&quot;uri&quot;:[&quot;http://zotero.org/users/1913249/items/68NMW3G2&quot;],&quot;uris&quot;:[&quot;http://zotero.org/users/1913249/items/68NMW3G2&quot;],&quot;suffix&quot;:&quot;&quot;}],&quot;schema&quot;:&quot;https://github.com/citation-style-language/schema/raw/master/csl-citation.json&quot;} RNDfuohxxwmoe"/>&lt;Do Zotero Refresh: [@kuby_rhizomatic_2016]&gt;<text:reference-mark-end text:name="ZOTERO_ITEM CSL_CITATION {&quot;citationID&quot;:&quot;sdrjuyxw&quot;,&quot;properties&quot;:{&quot;formattedCitation&quot;:&quot;[@kuby_rhizomatic_2016]&quot;,&quot;noteIndex&quot;:0},&quot;citationItems&quot;:[{&quot;id&quot;:8761,&quot;prefix&quot;:&quot;&quot;,&quot;itemData&quot;:{&quot;id&quot;:&quot;kuby_rhizomatic_2016&quot;,&quot;ISBN&quot;:&quot;978-1-315-67196-3&quot;,&quot;author&quot;:[{&quot;given&quot;:&quot;Candace R.&quot;,&quot;family&quot;:&quot;Kuby&quot;}],&quot;citation-key&quot;:&quot;kuby_rhizomatic_2016&quot;,&quot;issued&quot;:{&quot;date-parts&quot;:[[&quot;2016&quot;]]},&quot;title&quot;:&quot;Rhizomatic Possibilities for Writing Processes: Fluid Structures and Components&quot;,&quot;title-short&quot;:&quot;Rhizomatic Possibilities for Writing Processes&quot;,&quot;type&quot;:&quot;chapter&quot;,&quot;number-of-pages&quot;:&quot;10&quot;,&quot;container-title&quot;:&quot;Reclaiming Early Childhood Literacies&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publisher&quot;:&quot;Routledge&quot;},&quot;uri&quot;:[&quot;http://zotero.org/users/1913249/items/68NMW3G2&quot;],&quot;uris&quot;:[&quot;http://zotero.org/users/1913249/items/68NMW3G2&quot;],&quot;suffix&quot;:&quot;&quot;}],&quot;schema&quot;:&quot;https://github.com/citation-style-language/schema/raw/master/csl-citation.json&quot;} RNDfuohxxwmoe"/></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D&quot;:&quot;hwmmwmhe&quot;,&quot;properties&quot;:{&quot;formattedCitation&quot;:&quot;[@resnick_all_2007, p. 2]&quot;,&quot;noteIndex&quot;:0},&quot;citationItems&quot;:[{&quot;id&quot;:1624,&quot;prefix&quot;:&quot;&quot;,&quot;itemData&quot;:{&quot;accessed&quot;:{&quot;date-parts&quot;:[[&quot;2017&quot;,3,14]]},&quot;source&quot;:&quot;Google Scholar&quot;,&quot;author&quot;:[{&quot;given&quot;:&quot;Mitchel&quot;,&quot;family&quot;:&quot;Resnick&quot;}],&quot;citation-key&quot;:&quot;resnick_all_2007&quot;,&quot;issued&quot;:{&quot;date-parts&quot;:[[&quot;2007&quot;]]},&quot;title&quot;:&quot;All I really need to know (about creative thinking) I learned (by studying how children learn) in kindergarten&quot;,&quot;type&quot;:&quot;paper-conference&quot;,&quot;URL&quot;:&quot;http://dl.acm.org/citation.cfm?id=1254961&quot;,&quot;container-title&quot;:&quot;Proceedings of the 6th ACM SIGCHI conference on Creativity &amp; cognition&quot;,&quot;id&quot;:&quot;resnick_all_2007&quot;,&quot;page&quot;:&quot;1–6&quot;,&quot;publisher&quot;:&quot;ACM&quot;},&quot;uri&quot;:[&quot;http://zotero.org/users/1913249/items/7KQUK5RV&quot;],&quot;uris&quot;:[&quot;http://zotero.org/users/1913249/items/7KQUK5RV&quot;],&quot;locator&quot;:&quot; 2&quot;}],&quot;schema&quot;:&quot;https://github.com/citation-style-language/schema/raw/master/csl-citation.json&quot;} RNDrsdpmvsefm"/>&lt;Do Zotero Refresh: [@resnick_all_2007, p. 2]&gt;<text:reference-mark-end text:name="ZOTERO_ITEM CSL_CITATION {&quot;citationID&quot;:&quot;hwmmwmhe&quot;,&quot;properties&quot;:{&quot;formattedCitation&quot;:&quot;[@resnick_all_2007, p. 2]&quot;,&quot;noteIndex&quot;:0},&quot;citationItems&quot;:[{&quot;id&quot;:1624,&quot;prefix&quot;:&quot;&quot;,&quot;itemData&quot;:{&quot;accessed&quot;:{&quot;date-parts&quot;:[[&quot;2017&quot;,3,14]]},&quot;source&quot;:&quot;Google Scholar&quot;,&quot;author&quot;:[{&quot;given&quot;:&quot;Mitchel&quot;,&quot;family&quot;:&quot;Resnick&quot;}],&quot;citation-key&quot;:&quot;resnick_all_2007&quot;,&quot;issued&quot;:{&quot;date-parts&quot;:[[&quot;2007&quot;]]},&quot;title&quot;:&quot;All I really need to know (about creative thinking) I learned (by studying how children learn) in kindergarten&quot;,&quot;type&quot;:&quot;paper-conference&quot;,&quot;URL&quot;:&quot;http://dl.acm.org/citation.cfm?id=1254961&quot;,&quot;container-title&quot;:&quot;Proceedings of the 6th ACM SIGCHI conference on Creativity &amp; cognition&quot;,&quot;id&quot;:&quot;resnick_all_2007&quot;,&quot;page&quot;:&quot;1–6&quot;,&quot;publisher&quot;:&quot;ACM&quot;},&quot;uri&quot;:[&quot;http://zotero.org/users/1913249/items/7KQUK5RV&quot;],&quot;uris&quot;:[&quot;http://zotero.org/users/1913249/items/7KQUK5RV&quot;],&quot;locator&quot;:&quot; 2&quot;}],&quot;schema&quot;:&quot;https://github.com/citation-style-language/schema/raw/master/csl-citation.json&quot;} RNDrsdpmvsefm"/>. the following writing discusses the value of flexible approach to design processes observated in my research.</text:p>
      <text:h text:style-name="Heading_20_4" text:outline-level="4"><text:bookmark-start text:name="supporting-digitalgame-jamming"/>Supporting Digital/Game Jamming<text:bookmark-end text:name="supporting-digitalgame-jamming"/></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ddjiyxqv&quot;,&quot;properties&quot;:{&quot;formattedCitation&quot;:&quot;[@goddard_playful_2014]&quot;,&quot;noteIndex&quot;:0},&quot;citationItems&quot;:[{&quot;id&quot;:1672,&quot;prefix&quot;:&quot;&quot;,&quot;itemData&quot;:{&quot;accessed&quot;:{&quot;date-parts&quot;:[[&quot;2017&quot;,10,30]]},&quot;source&quot;:&quot;CrossRef&quot;,&quot;ISBN&quot;:&quot;978-1-4503-2790-9&quot;,&quot;author&quot;:[{&quot;given&quot;:&quot;William&quot;,&quot;family&quot;:&quot;Goddard&quot;},{&quot;given&quot;:&quot;Richard&quot;,&quot;family&quot;:&quot;Byrne&quot;},{&quot;given&quot;:&quot;Florian 'Floyd'&quot;,&quot;family&quot;:&quot;Mueller&quot;}],&quot;citation-key&quot;:&quot;goddard_playful_2014&quot;,&quot;issued&quot;:{&quot;date-parts&quot;:[[&quot;2014&quot;]]},&quot;title&quot;:&quot;Playful Game Jams: Guidelines for Designed Outcomes&quot;,&quot;title-short&quot;:&quot;Playful Game Jams&quot;,&quot;DOI&quot;:&quot;10.1145/2677758.2677778&quot;,&quot;URL&quot;:&quot;http://dl.acm.org/citation.cfm?doid=2677758.2677778&quot;,&quot;language&quot;:&quot;en&quot;,&quot;type&quot;:&quot;paper-conference&quot;,&quot;id&quot;:&quot;goddard_playful_2014&quot;,&quot;page&quot;:&quot;1-10&quot;,&quot;publisher&quot;:&quot;ACM Press&quot;},&quot;uri&quot;:[&quot;http://zotero.org/users/1913249/items/K73FBC2G&quot;],&quot;uris&quot;:[&quot;http://zotero.org/users/1913249/items/K73FBC2G&quot;],&quot;suffix&quot;:&quot;&quot;}],&quot;schema&quot;:&quot;https://github.com/citation-style-language/schema/raw/master/csl-citation.json&quot;} RNDvmikrpgdbc"/>&lt;Do Zotero Refresh: [@goddard_playful_2014]&gt;<text:reference-mark-end text:name="ZOTERO_ITEM CSL_CITATION {&quot;citationID&quot;:&quot;ddjiyxqv&quot;,&quot;properties&quot;:{&quot;formattedCitation&quot;:&quot;[@goddard_playful_2014]&quot;,&quot;noteIndex&quot;:0},&quot;citationItems&quot;:[{&quot;id&quot;:1672,&quot;prefix&quot;:&quot;&quot;,&quot;itemData&quot;:{&quot;accessed&quot;:{&quot;date-parts&quot;:[[&quot;2017&quot;,10,30]]},&quot;source&quot;:&quot;CrossRef&quot;,&quot;ISBN&quot;:&quot;978-1-4503-2790-9&quot;,&quot;author&quot;:[{&quot;given&quot;:&quot;William&quot;,&quot;family&quot;:&quot;Goddard&quot;},{&quot;given&quot;:&quot;Richard&quot;,&quot;family&quot;:&quot;Byrne&quot;},{&quot;given&quot;:&quot;Florian 'Floyd'&quot;,&quot;family&quot;:&quot;Mueller&quot;}],&quot;citation-key&quot;:&quot;goddard_playful_2014&quot;,&quot;issued&quot;:{&quot;date-parts&quot;:[[&quot;2014&quot;]]},&quot;title&quot;:&quot;Playful Game Jams: Guidelines for Designed Outcomes&quot;,&quot;title-short&quot;:&quot;Playful Game Jams&quot;,&quot;DOI&quot;:&quot;10.1145/2677758.2677778&quot;,&quot;URL&quot;:&quot;http://dl.acm.org/citation.cfm?doid=2677758.2677778&quot;,&quot;language&quot;:&quot;en&quot;,&quot;type&quot;:&quot;paper-conference&quot;,&quot;id&quot;:&quot;goddard_playful_2014&quot;,&quot;page&quot;:&quot;1-10&quot;,&quot;publisher&quot;:&quot;ACM Press&quot;},&quot;uri&quot;:[&quot;http://zotero.org/users/1913249/items/K73FBC2G&quot;],&quot;uris&quot;:[&quot;http://zotero.org/users/1913249/items/K73FBC2G&quot;],&quot;suffix&quot;:&quot;&quot;}],&quot;schema&quot;:&quot;https://github.com/citation-style-language/schema/raw/master/csl-citation.json&quot;} RNDvmikrpgdbc"/>.</text:p>
      <text:p text:style-name="Text_20_body">Other relevant perspectives include rhizomatic design approaches <text:reference-mark-start text:name="ZOTERO_ITEM CSL_CITATION {&quot;citationID&quot;:&quot;qjhiclyp&quot;,&quot;properties&quot;:{&quot;formattedCitation&quot;:&quot;[@de_freitas_classroom_2012]&quot;,&quot;noteIndex&quot;:0},&quot;citationItems&quot;:[{&quot;id&quot;:1278,&quot;prefix&quot;:&quot;&quot;,&quot;itemData&quot;:{&quot;id&quot;:&quot;de_freitas_classroom_2012&quot;,&quot;source&quot;:&quot;CrossRef&quot;,&quot;page&quot;:&quot;557-570&quot;,&quot;title&quot;:&quot;The Classroom as Rhizome: New Strategies for Diagramming Knotted Interactions&quot;,&quot;issue&quot;:&quot;7&quot;,&quot;ISSN&quot;:&quot;1077-8004, 1552-7565&quot;,&quot;DOI&quot;:&quot;10.1177/1077800412450155&quot;,&quot;language&quot;:&quot;en&quot;,&quot;container-title&quot;:&quot;Qualitative Inquiry&quot;,&quot;accessed&quot;:{&quot;date-parts&quot;:[[&quot;2016&quot;,8,9]]},&quot;author&quot;:[{&quot;given&quot;:&quot;E.&quot;,&quot;non-dropping-particle&quot;:&quot;de&quot;,&quot;family&quot;:&quot;Freitas&quot;}],&quot;citation-key&quot;:&quot;de_freitas_classroom_2012&quot;,&quot;title-short&quot;:&quot;The Classroom as Rhizome&quot;,&quot;type&quot;:&quot;article-journal&quot;,&quot;volume&quot;:&quot;18&quot;,&quot;URL&quot;:&quot;http://qix.sagepub.com/cgi/doi/10.1177/1077800412450155&quot;,&quot;issued&quot;:{&quot;date-parts&quot;:[[&quot;2012&quot;,9,1]]}},&quot;uri&quot;:[&quot;http://zotero.org/users/1913249/items/WA5J48KV&quot;],&quot;uris&quot;:[&quot;http://zotero.org/users/1913249/items/WA5J48KV&quot;],&quot;suffix&quot;:&quot;&quot;}],&quot;schema&quot;:&quot;https://github.com/citation-style-language/schema/raw/master/csl-citation.json&quot;} RNDgrtmewqnfo"/>&lt;Do Zotero Refresh: [@de_freitas_classroom_2012]&gt;<text:reference-mark-end text:name="ZOTERO_ITEM CSL_CITATION {&quot;citationID&quot;:&quot;qjhiclyp&quot;,&quot;properties&quot;:{&quot;formattedCitation&quot;:&quot;[@de_freitas_classroom_2012]&quot;,&quot;noteIndex&quot;:0},&quot;citationItems&quot;:[{&quot;id&quot;:1278,&quot;prefix&quot;:&quot;&quot;,&quot;itemData&quot;:{&quot;id&quot;:&quot;de_freitas_classroom_2012&quot;,&quot;source&quot;:&quot;CrossRef&quot;,&quot;page&quot;:&quot;557-570&quot;,&quot;title&quot;:&quot;The Classroom as Rhizome: New Strategies for Diagramming Knotted Interactions&quot;,&quot;issue&quot;:&quot;7&quot;,&quot;ISSN&quot;:&quot;1077-8004, 1552-7565&quot;,&quot;DOI&quot;:&quot;10.1177/1077800412450155&quot;,&quot;language&quot;:&quot;en&quot;,&quot;container-title&quot;:&quot;Qualitative Inquiry&quot;,&quot;accessed&quot;:{&quot;date-parts&quot;:[[&quot;2016&quot;,8,9]]},&quot;author&quot;:[{&quot;given&quot;:&quot;E.&quot;,&quot;non-dropping-particle&quot;:&quot;de&quot;,&quot;family&quot;:&quot;Freitas&quot;}],&quot;citation-key&quot;:&quot;de_freitas_classroom_2012&quot;,&quot;title-short&quot;:&quot;The Classroom as Rhizome&quot;,&quot;type&quot;:&quot;article-journal&quot;,&quot;volume&quot;:&quot;18&quot;,&quot;URL&quot;:&quot;http://qix.sagepub.com/cgi/doi/10.1177/1077800412450155&quot;,&quot;issued&quot;:{&quot;date-parts&quot;:[[&quot;2012&quot;,9,1]]}},&quot;uri&quot;:[&quot;http://zotero.org/users/1913249/items/WA5J48KV&quot;],&quot;uris&quot;:[&quot;http://zotero.org/users/1913249/items/WA5J48KV&quot;],&quot;suffix&quot;:&quot;&quot;}],&quot;schema&quot;:&quot;https://github.com/citation-style-language/schema/raw/master/csl-citation.json&quot;} RNDgrtmewqnfo"/>. Research exists on the promise of rhizomatic approaches design thinking in creative educational programmes <text:reference-mark-start text:name="ZOTERO_ITEM CSL_CITATION {&quot;citationID&quot;:&quot;lvkgisqz&quot;,&quot;properties&quot;:{&quot;formattedCitation&quot;:&quot;[@biffi_chasing_2017-1]&quot;,&quot;noteIndex&quot;:0},&quot;citationItems&quot;:[{&quot;id&quot;:3728,&quot;prefix&quot;:&quot;&quot;,&quot;itemData&quot;:{&quot;id&quot;:&quot;biffi_chasing_2017-1&quot;,&quot;source&quot;:&quot;DOI.org (Crossref)&quot;,&quot;page&quot;:&quot;957-977&quot;,&quot;title&quot;:&quot;Chasing innovation: a pilot case study of a rhizomatic design thinking education program&quot;,&quot;issue&quot;:&quot;9&quot;,&quot;ISSN&quot;:&quot;0040-0912&quot;,&quot;DOI&quot;:&quot;10.1108/ET-01-2016-0007&quot;,&quot;language&quot;:&quot;en&quot;,&quot;container-title&quot;:&quot;Education + Training&quot;,&quot;accessed&quot;:{&quot;date-parts&quot;:[[&quot;2023&quot;,2,2]]},&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citation-key&quot;:&quot;biffi_chasing_2017-1&quot;,&quot;title-short&quot;:&quot;Chasing innovation&quot;,&quot;type&quot;:&quot;article-journal&quot;,&quot;container-title-short&quot;:&quot;ET&quot;,&quot;volume&quot;:&quot;59&quot;,&quot;URL&quot;:&quot;https://www.emerald.com/insight/content/doi/10.1108/ET-01-2016-0007/full/html&quot;,&quot;issued&quot;:{&quot;date-parts&quot;:[[&quot;2017&quot;,10,9]]}},&quot;uri&quot;:[&quot;http://zotero.org/users/1913249/items/922HA3Y2&quot;],&quot;uris&quot;:[&quot;http://zotero.org/users/1913249/items/922HA3Y2&quot;],&quot;suffix&quot;:&quot;&quot;}],&quot;schema&quot;:&quot;https://github.com/citation-style-language/schema/raw/master/csl-citation.json&quot;} RNDixdkauuhcw"/>&lt;Do Zotero Refresh: [@biffi_chasing_2017-1]&gt;<text:reference-mark-end text:name="ZOTERO_ITEM CSL_CITATION {&quot;citationID&quot;:&quot;lvkgisqz&quot;,&quot;properties&quot;:{&quot;formattedCitation&quot;:&quot;[@biffi_chasing_2017-1]&quot;,&quot;noteIndex&quot;:0},&quot;citationItems&quot;:[{&quot;id&quot;:3728,&quot;prefix&quot;:&quot;&quot;,&quot;itemData&quot;:{&quot;id&quot;:&quot;biffi_chasing_2017-1&quot;,&quot;source&quot;:&quot;DOI.org (Crossref)&quot;,&quot;page&quot;:&quot;957-977&quot;,&quot;title&quot;:&quot;Chasing innovation: a pilot case study of a rhizomatic design thinking education program&quot;,&quot;issue&quot;:&quot;9&quot;,&quot;ISSN&quot;:&quot;0040-0912&quot;,&quot;DOI&quot;:&quot;10.1108/ET-01-2016-0007&quot;,&quot;language&quot;:&quot;en&quot;,&quot;container-title&quot;:&quot;Education + Training&quot;,&quot;accessed&quot;:{&quot;date-parts&quot;:[[&quot;2023&quot;,2,2]]},&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citation-key&quot;:&quot;biffi_chasing_2017-1&quot;,&quot;title-short&quot;:&quot;Chasing innovation&quot;,&quot;type&quot;:&quot;article-journal&quot;,&quot;container-title-short&quot;:&quot;ET&quot;,&quot;volume&quot;:&quot;59&quot;,&quot;URL&quot;:&quot;https://www.emerald.com/insight/content/doi/10.1108/ET-01-2016-0007/full/html&quot;,&quot;issued&quot;:{&quot;date-parts&quot;:[[&quot;2017&quot;,10,9]]}},&quot;uri&quot;:[&quot;http://zotero.org/users/1913249/items/922HA3Y2&quot;],&quot;uris&quot;:[&quot;http://zotero.org/users/1913249/items/922HA3Y2&quot;],&quot;suffix&quot;:&quot;&quot;}],&quot;schema&quot;:&quot;https://github.com/citation-style-language/schema/raw/master/csl-citation.json&quot;} RNDixdkauuhcw"/>. However researcher identify significant competencies required including to “identify and synthesize the body of technical and even complex knowledge into a feasible structure” <text:reference-mark-start text:name="ZOTERO_ITEM CSL_CITATION {&quot;citationID&quot;:&quot;sblzsfmw&quot;,&quot;properties&quot;:{&quot;formattedCitation&quot;:&quot;[@biffi_chasing_2017-1, p. 972]&quot;,&quot;noteIndex&quot;:0},&quot;citationItems&quot;:[{&quot;id&quot;:3728,&quot;prefix&quot;:&quot;&quot;,&quot;itemData&quot;:{&quot;id&quot;:&quot;biffi_chasing_2017-1&quot;,&quot;source&quot;:&quot;DOI.org (Crossref)&quot;,&quot;page&quot;:&quot;957-977&quot;,&quot;title&quot;:&quot;Chasing innovation: a pilot case study of a rhizomatic design thinking education program&quot;,&quot;issue&quot;:&quot;9&quot;,&quot;ISSN&quot;:&quot;0040-0912&quot;,&quot;DOI&quot;:&quot;10.1108/ET-01-2016-0007&quot;,&quot;language&quot;:&quot;en&quot;,&quot;container-title&quot;:&quot;Education + Training&quot;,&quot;accessed&quot;:{&quot;date-parts&quot;:[[&quot;2023&quot;,2,2]]},&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citation-key&quot;:&quot;biffi_chasing_2017-1&quot;,&quot;title-short&quot;:&quot;Chasing innovation&quot;,&quot;type&quot;:&quot;article-journal&quot;,&quot;container-title-short&quot;:&quot;ET&quot;,&quot;volume&quot;:&quot;59&quot;,&quot;URL&quot;:&quot;https://www.emerald.com/insight/content/doi/10.1108/ET-01-2016-0007/full/html&quot;,&quot;issued&quot;:{&quot;date-parts&quot;:[[&quot;2017&quot;,10,9]]}},&quot;uri&quot;:[&quot;http://zotero.org/users/1913249/items/922HA3Y2&quot;],&quot;uris&quot;:[&quot;http://zotero.org/users/1913249/items/922HA3Y2&quot;],&quot;locator&quot;:&quot; 972&quot;}],&quot;schema&quot;:&quot;https://github.com/citation-style-language/schema/raw/master/csl-citation.json&quot;} RNDccjhrvdbbl"/>&lt;Do Zotero Refresh: [@biffi_chasing_2017-1, p. 972]&gt;<text:reference-mark-end text:name="ZOTERO_ITEM CSL_CITATION {&quot;citationID&quot;:&quot;sblzsfmw&quot;,&quot;properties&quot;:{&quot;formattedCitation&quot;:&quot;[@biffi_chasing_2017-1, p. 972]&quot;,&quot;noteIndex&quot;:0},&quot;citationItems&quot;:[{&quot;id&quot;:3728,&quot;prefix&quot;:&quot;&quot;,&quot;itemData&quot;:{&quot;id&quot;:&quot;biffi_chasing_2017-1&quot;,&quot;source&quot;:&quot;DOI.org (Crossref)&quot;,&quot;page&quot;:&quot;957-977&quot;,&quot;title&quot;:&quot;Chasing innovation: a pilot case study of a rhizomatic design thinking education program&quot;,&quot;issue&quot;:&quot;9&quot;,&quot;ISSN&quot;:&quot;0040-0912&quot;,&quot;DOI&quot;:&quot;10.1108/ET-01-2016-0007&quot;,&quot;language&quot;:&quot;en&quot;,&quot;container-title&quot;:&quot;Education + Training&quot;,&quot;accessed&quot;:{&quot;date-parts&quot;:[[&quot;2023&quot;,2,2]]},&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citation-key&quot;:&quot;biffi_chasing_2017-1&quot;,&quot;title-short&quot;:&quot;Chasing innovation&quot;,&quot;type&quot;:&quot;article-journal&quot;,&quot;container-title-short&quot;:&quot;ET&quot;,&quot;volume&quot;:&quot;59&quot;,&quot;URL&quot;:&quot;https://www.emerald.com/insight/content/doi/10.1108/ET-01-2016-0007/full/html&quot;,&quot;issued&quot;:{&quot;date-parts&quot;:[[&quot;2017&quot;,10,9]]}},&quot;uri&quot;:[&quot;http://zotero.org/users/1913249/items/922HA3Y2&quot;],&quot;uris&quot;:[&quot;http://zotero.org/users/1913249/items/922HA3Y2&quot;],&quot;locator&quot;:&quot; 972&quot;}],&quot;schema&quot;:&quot;https://github.com/citation-style-language/schema/raw/master/csl-citation.json&quot;} RNDccjhrvdbbl"/>, which are not well-aligned with the age group of this context.</text:p>
      <text:p text:style-name="Text_20_body">Instead, I propose that the tools, process and the community in this study mutually encourage an <text:soft-page-break/>improvisational approach often referred to as jamming.</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NOTE - Explore jamming in relation to lit review concepts and data of the chapter.</text:p>
      <text:p text:style-name="Text_20_body"><text:span text:style-name="T3">Claim:</text:span> The data in this chapter shows the value and further potential of mixing the more mature techniques of MoE and other process drama techniques with the ethos of game jams.</text:p>
      <text:p text:style-name="Text_20_body">Recent research posits that Game Jams can be profitably used in formal education contexts <text:reference-mark-start text:name="ZOTERO_ITEM CSL_CITATION {&quot;citationID&quot;:&quot;urldppnp&quot;,&quot;properties&quot;:{&quot;formattedCitation&quot;:&quot;[@aurava_game_2021]&quot;,&quot;noteIndex&quot;:0},&quot;citationItems&quot;:[{&quot;id&quot;:8920,&quot;prefix&quot;:&quot;&quot;,&quot;itemData&quot;:{&quot;id&quot;:&quot;aurava_game_2021&quot;,&quot;source&quot;:&quot;ScienceDirect&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author&quot;:[{&quot;given&quot;:&quot;Riikka&quot;,&quot;family&quot;:&quot;Aurava&quot;},{&quot;given&quot;:&quot;Mikko&quot;,&quot;family&quot;:&quot;Meriläinen&quot;},{&quot;given&quot;:&quot;Ville&quot;,&quot;family&quot;:&quot;Kankainen&quot;},{&quot;given&quot;:&quot;Jaakko&quot;,&quot;family&quot;:&quot;Stenros&quot;}],&quot;citation-key&quot;:&quot;aurava_game_2021&quot;,&quot;issued&quot;:{&quot;date-parts&quot;:[[&quot;2021&quot;,6,1]]},&quot;title&quot;:&quot;Game jams in general formal education&quot;,&quot;volume&quot;:&quot;28&quot;,&quot;ISSN&quot;:&quot;2212-8689&quot;,&quot;DOI&quot;:&quot;10.1016/j.ijcci.2021.100274&quot;,&quot;URL&quot;:&quot;https://www.sciencedirect.com/science/article/pii/S2212868921000192&quot;,&quot;type&quot;:&quot;article-journal&quot;,&quot;container-title&quot;:&quot;International Journal of Child-Computer Interaction&quot;,&quot;page&quot;:&quot;100274&quot;,&quot;accessed&quot;:{&quot;date-parts&quot;:[[&quot;2023&quot;,9,17]]},&quot;container-title-short&quot;:&quot;International Journal of Child-Computer Interaction&quot;},&quot;uri&quot;:[&quot;http://zotero.org/users/1913249/items/6BQ7BIPC&quot;],&quot;uris&quot;:[&quot;http://zotero.org/users/1913249/items/6BQ7BIPC&quot;],&quot;suffix&quot;:&quot;&quot;}],&quot;schema&quot;:&quot;https://github.com/citation-style-language/schema/raw/master/csl-citation.json&quot;} RNDjhxmepnqpg"/>&lt;Do Zotero Refresh: [@aurava_game_2021]&gt;<text:reference-mark-end text:name="ZOTERO_ITEM CSL_CITATION {&quot;citationID&quot;:&quot;urldppnp&quot;,&quot;properties&quot;:{&quot;formattedCitation&quot;:&quot;[@aurava_game_2021]&quot;,&quot;noteIndex&quot;:0},&quot;citationItems&quot;:[{&quot;id&quot;:8920,&quot;prefix&quot;:&quot;&quot;,&quot;itemData&quot;:{&quot;id&quot;:&quot;aurava_game_2021&quot;,&quot;source&quot;:&quot;ScienceDirect&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author&quot;:[{&quot;given&quot;:&quot;Riikka&quot;,&quot;family&quot;:&quot;Aurava&quot;},{&quot;given&quot;:&quot;Mikko&quot;,&quot;family&quot;:&quot;Meriläinen&quot;},{&quot;given&quot;:&quot;Ville&quot;,&quot;family&quot;:&quot;Kankainen&quot;},{&quot;given&quot;:&quot;Jaakko&quot;,&quot;family&quot;:&quot;Stenros&quot;}],&quot;citation-key&quot;:&quot;aurava_game_2021&quot;,&quot;issued&quot;:{&quot;date-parts&quot;:[[&quot;2021&quot;,6,1]]},&quot;title&quot;:&quot;Game jams in general formal education&quot;,&quot;volume&quot;:&quot;28&quot;,&quot;ISSN&quot;:&quot;2212-8689&quot;,&quot;DOI&quot;:&quot;10.1016/j.ijcci.2021.100274&quot;,&quot;URL&quot;:&quot;https://www.sciencedirect.com/science/article/pii/S2212868921000192&quot;,&quot;type&quot;:&quot;article-journal&quot;,&quot;container-title&quot;:&quot;International Journal of Child-Computer Interaction&quot;,&quot;page&quot;:&quot;100274&quot;,&quot;accessed&quot;:{&quot;date-parts&quot;:[[&quot;2023&quot;,9,17]]},&quot;container-title-short&quot;:&quot;International Journal of Child-Computer Interaction&quot;},&quot;uri&quot;:[&quot;http://zotero.org/users/1913249/items/6BQ7BIPC&quot;],&quot;uris&quot;:[&quot;http://zotero.org/users/1913249/items/6BQ7BIPC&quot;],&quot;suffix&quot;:&quot;&quot;}],&quot;schema&quot;:&quot;https://github.com/citation-style-language/schema/raw/master/csl-citation.json&quot;} RNDjhxmepnqpg"/>, although there is scant guidance on how to address potentially problematic issues (list these). A complementary approach would be to significantly adapt the overall Game Jam format and to add greater scaffolding to the process as in the learning design of this research.</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NOTE - Within the concept of jamming, activity which is casual seemingly non-productive can still transmit useful information to guide collaborative practices.</text:p>
      <text:p text:style-name="Text_20_body">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text:soft-page-break/>and playful way can reduce learner anxiety and help maintain a positive affect to the overall creative digital process. This observation is supported by an example in the next chapter available in appendix 5.x - an extract of which is included below.</text:p>
      <table:table table:name="Table1" table:style-name="Table1">
        <table:table-column table:style-name="Table1.A" table:number-columns-repeated="2"/>
        <table:table-header-rows>
          <table:table-row>
            <table:table-cell table:style-name="Table1.A1" office:value-type="string">
              <text:p text:style-name="Table_20_Heading">Participant Dialogue</text:p>
            </table:table-cell>
            <table:table-cell table:style-name="Table1.A1" office:value-type="string">
              <text:p text:style-name="Table_20_Heading">Participant Gestures &amp; Activities</text:p>
            </table:table-cell>
          </table:table-row>
        </table:table-header-rows>
        <table:table-row>
          <table:table-cell table:style-name="Table1.A1" office:value-type="string">
            <text:p text:style-name="Standard"/>
          </table:table-cell>
          <table:table-cell table:style-name="Table1.A1" office:value-type="string">
            <text:p text:style-name="Table_20_Contents">Nadine has just rapidly demonstrated how to bring a created graphical element into the game</text:p>
          </table:table-cell>
        </table:table-row>
        <table:table-row>
          <table:table-cell table:style-name="Table1.A1" office:value-type="string">
            <text:p text:style-name="Table_20_Contents"><text:span text:style-name="T3">Molly:</text:span> How did you do that so quickly? I’ve got to like, carefully…</text:p>
          </table:table-cell>
          <table:table-cell table:style-name="Table1.A1" office:value-type="string">
            <text:p text:style-name="Table_20_Contents">Molly makes hand gestures to show a sense of hesitant keyboard use)</text:p>
          </table:table-cell>
        </table:table-row>
        <table:table-row>
          <table:table-cell table:style-name="Table1.A1" office:value-type="string">
            <text:p text:style-name="Standard"/>
          </table:table-cell>
          <table:table-cell table:style-name="Table1.A1" office:value-type="string">
            <text:p text:style-name="Table_20_Contents">A parent peer next to Molly laughs. Nadine, the child of Molly bounces up in place and smiles broadly.</text:p>
          </table:table-cell>
        </table:table-row>
      </table:table>
      <text:p text:style-name="First_20_paragraph">In summary, it is of value to create spaces to leverage the potential of these in-between moments for participants. This a concept is developed later in this discussion.</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on-designing-for-learner-agency"/>Discussion on designing for learner agency<text:bookmark-end text:name="discussion-on-designing-for-learner-agency"/></text:h>
      <text:p text:style-name="First_20_paragraph">I propose that learner agency entails the practice of designing and facilitating effective and engaging creative and technical learning environments.</text:p>
      <text:h text:style-name="Heading_20_3" text:outline-level="3"><text:bookmark-start text:name="nurturing-agency-by-creating-space-for-emergent-practices"/>Nurturing agency by creating space for emergent practices<text:bookmark-end text:name="nurturing-agency-by-creating-space-for-emergent-practices"/></text:h>
      <text:p text:style-name="First_20_paragraph">THIS SECTION IS STILL UNDER DEVELOPMENT</text:p>
      <text:p text:style-name="Text_20_body">This section continues to explore tensions surrounding support learner agency, useful conceptions of agency, and starts to explore recommendations for researchers and educators working in this area. As previously explored, varied conceptions of agency exist including: instrumental, authorial and transformative agency <text:reference-mark-start text:name="ZOTERO_ITEM CSL_CITATION {&quot;citationID&quot;:&quot;vbcyemfv&quot;,&quot;properties&quot;:{&quot;formattedCitation&quot;:&quot;[@matusov_mapping_2016]&quot;,&quot;noteIndex&quot;:0},&quot;citationItems&quot;:[{&quot;id&quot;:8819,&quot;prefix&quot;:&quot;&quot;,&quot;itemData&quot;:{&quot;id&quot;:&quot;matusov_mapping_2016&quot;,&quot;source&quot;:&quot;Springer Link&quot;,&quot;page&quot;:&quot;420-446&quot;,&quot;title&quot;:&quot;Mapping Concepts of Agency in Educational Contexts&quot;,&quot;issue&quot;:&quot;3&quot;,&quot;ISSN&quot;:&quot;1936-3567&quot;,&quot;DOI&quot;:&quot;10.1007/s12124-015-9336-0&quot;,&quot;language&quot;:&quot;en&quot;,&quot;container-title&quot;:&quot;Integrative Psychological and Behavioral Science&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given&quot;:&quot;Eugene&quot;,&quot;family&quot;:&quot;Matusov&quot;},{&quot;given&quot;:&quot;Katherine&quot;,&quot;non-dropping-particle&quot;:&quot;von&quot;,&quot;family&quot;:&quot;Duyke&quot;},{&quot;given&quot;:&quot;Shakhnoza&quot;,&quot;family&quot;:&quot;Kayumova&quot;}],&quot;citation-key&quot;:&quot;matusov_mapping_2016&quot;,&quot;type&quot;:&quot;article-journal&quot;,&quot;container-title-short&quot;:&quot;Integr. psych. behav.&quot;,&quot;volume&quot;:&quot;50&quot;,&quot;URL&quot;:&quot;https://doi.org/10.1007/s12124-015-9336-0&quot;,&quot;issued&quot;:{&quot;date-parts&quot;:[[&quot;2016&quot;,9,1]]}},&quot;uri&quot;:[&quot;http://zotero.org/users/1913249/items/ZU33LZ9E&quot;],&quot;uris&quot;:[&quot;http://zotero.org/users/1913249/items/ZU33LZ9E&quot;],&quot;suffix&quot;:&quot;&quot;}],&quot;schema&quot;:&quot;https://github.com/citation-style-language/schema/raw/master/csl-citation.json&quot;} RNDhjwivraguq"/>&lt;Do Zotero Refresh: [@matusov_mapping_2016]&gt;<text:reference-mark-end text:name="ZOTERO_ITEM CSL_CITATION {&quot;citationID&quot;:&quot;vbcyemfv&quot;,&quot;properties&quot;:{&quot;formattedCitation&quot;:&quot;[@matusov_mapping_2016]&quot;,&quot;noteIndex&quot;:0},&quot;citationItems&quot;:[{&quot;id&quot;:8819,&quot;prefix&quot;:&quot;&quot;,&quot;itemData&quot;:{&quot;id&quot;:&quot;matusov_mapping_2016&quot;,&quot;source&quot;:&quot;Springer Link&quot;,&quot;page&quot;:&quot;420-446&quot;,&quot;title&quot;:&quot;Mapping Concepts of Agency in Educational Contexts&quot;,&quot;issue&quot;:&quot;3&quot;,&quot;ISSN&quot;:&quot;1936-3567&quot;,&quot;DOI&quot;:&quot;10.1007/s12124-015-9336-0&quot;,&quot;language&quot;:&quot;en&quot;,&quot;container-title&quot;:&quot;Integrative Psychological and Behavioral Science&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given&quot;:&quot;Eugene&quot;,&quot;family&quot;:&quot;Matusov&quot;},{&quot;given&quot;:&quot;Katherine&quot;,&quot;non-dropping-particle&quot;:&quot;von&quot;,&quot;family&quot;:&quot;Duyke&quot;},{&quot;given&quot;:&quot;Shakhnoza&quot;,&quot;family&quot;:&quot;Kayumova&quot;}],&quot;citation-key&quot;:&quot;matusov_mapping_2016&quot;,&quot;type&quot;:&quot;article-journal&quot;,&quot;container-title-short&quot;:&quot;Integr. psych. behav.&quot;,&quot;volume&quot;:&quot;50&quot;,&quot;URL&quot;:&quot;https://doi.org/10.1007/s12124-015-9336-0&quot;,&quot;issued&quot;:{&quot;date-parts&quot;:[[&quot;2016&quot;,9,1]]}},&quot;uri&quot;:[&quot;http://zotero.org/users/1913249/items/ZU33LZ9E&quot;],&quot;uris&quot;:[&quot;http://zotero.org/users/1913249/items/ZU33LZ9E&quot;],&quot;suffix&quot;:&quot;&quot;}],&quot;schema&quot;:&quot;https://github.com/citation-style-language/schema/raw/master/csl-citation.json&quot;} RNDhjwivraguq"/>. (See methodology chapter). 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ext:soft-page-break/>Thus, I propose that key areas of the learning design should be more open in structure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3" text:outline-level="3"><text:bookmark-start text:name="discussion-on-dimensions-of-authenticity-in-in-relation-to-agency"/>Discussion on dimensions of authenticity in in relation to Agency<text:bookmark-end text:name="discussion-on-dimensions-of-authenticity-in-in-relation-to-agency"/></text:h>
      <text:p text:style-name="First_20_paragraph">Returning to the work of drama processes, Heathcote <text:reference-mark-start text:name="ZOTERO_ITEM CSL_CITATION {&quot;citationID&quot;:&quot;viffpcru&quot;,&quot;properties&quot;:{&quot;formattedCitation&quot;:&quot;[@heathcote_drama_1994]&quot;,&quot;noteIndex&quot;:0},&quot;citationItems&quot;:[{&quot;id&quot;:3253,&quot;prefix&quot;:&quot;&quot;,&quot;itemData&quot;:{&quot;id&quot;:&quot;heathcote_drama_1994&quot;,&quot;type&quot;:&quot;book&quot;,&quot;author&quot;:[{&quot;given&quot;:&quot;Dorothy&quot;,&quot;family&quot;:&quot;Heathcote&quot;},{&quot;given&quot;:&quot;Gavin&quot;,&quot;family&quot;:&quot;Bolton&quot;}],&quot;citation-key&quot;:&quot;heathcote_drama_1994&quot;,&quot;issued&quot;:{&quot;date-parts&quot;:[[&quot;1994&quot;]]},&quot;title&quot;:&quot;Drama for Learning: Dorothy Heathcote's Mantle of the Expert Approach to Education. Dimensions of Drama Series.&quot;,&quot;publisher&quot;:&quot;ERIC&quot;},&quot;uri&quot;:[&quot;http://zotero.org/users/1913249/items/FUU3FZWS&quot;],&quot;uris&quot;:[&quot;http://zotero.org/users/1913249/items/FUU3FZWS&quot;],&quot;suffix&quot;:&quot;&quot;}],&quot;schema&quot;:&quot;https://github.com/citation-style-language/schema/raw/master/csl-citation.json&quot;} RNDsfkilgkneo"/>&lt;Do Zotero Refresh: [@heathcote_drama_1994]&gt;<text:reference-mark-end text:name="ZOTERO_ITEM CSL_CITATION {&quot;citationID&quot;:&quot;viffpcru&quot;,&quot;properties&quot;:{&quot;formattedCitation&quot;:&quot;[@heathcote_drama_1994]&quot;,&quot;noteIndex&quot;:0},&quot;citationItems&quot;:[{&quot;id&quot;:3253,&quot;prefix&quot;:&quot;&quot;,&quot;itemData&quot;:{&quot;id&quot;:&quot;heathcote_drama_1994&quot;,&quot;type&quot;:&quot;book&quot;,&quot;author&quot;:[{&quot;given&quot;:&quot;Dorothy&quot;,&quot;family&quot;:&quot;Heathcote&quot;},{&quot;given&quot;:&quot;Gavin&quot;,&quot;family&quot;:&quot;Bolton&quot;}],&quot;citation-key&quot;:&quot;heathcote_drama_1994&quot;,&quot;issued&quot;:{&quot;date-parts&quot;:[[&quot;1994&quot;]]},&quot;title&quot;:&quot;Drama for Learning: Dorothy Heathcote's Mantle of the Expert Approach to Education. Dimensions of Drama Series.&quot;,&quot;publisher&quot;:&quot;ERIC&quot;},&quot;uri&quot;:[&quot;http://zotero.org/users/1913249/items/FUU3FZWS&quot;],&quot;uris&quot;:[&quot;http://zotero.org/users/1913249/items/FUU3FZWS&quot;],&quot;suffix&quot;:&quot;&quot;}],&quot;schema&quot;:&quot;https://github.com/citation-style-language/schema/raw/master/csl-citation.json&quot;} RNDsfkilgkneo"/> warns against asking participants to genuinely make items in the processes explored. To do so, she argues, would expose their inexpertness in the cold light of day.</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ajjhtgqo&quot;,&quot;properties&quot;:{&quot;formattedCitation&quot;:&quot;[@heathcote_drama_1994, p. 18]&quot;,&quot;noteIndex&quot;:0},&quot;citationItems&quot;:[{&quot;id&quot;:3253,&quot;prefix&quot;:&quot;&quot;,&quot;itemData&quot;:{&quot;id&quot;:&quot;heathcote_drama_1994&quot;,&quot;type&quot;:&quot;book&quot;,&quot;author&quot;:[{&quot;given&quot;:&quot;Dorothy&quot;,&quot;family&quot;:&quot;Heathcote&quot;},{&quot;given&quot;:&quot;Gavin&quot;,&quot;family&quot;:&quot;Bolton&quot;}],&quot;citation-key&quot;:&quot;heathcote_drama_1994&quot;,&quot;issued&quot;:{&quot;date-parts&quot;:[[&quot;1994&quot;]]},&quot;title&quot;:&quot;Drama for Learning: Dorothy Heathcote's Mantle of the Expert Approach to Education. Dimensions of Drama Series.&quot;,&quot;publisher&quot;:&quot;ERIC&quot;},&quot;uri&quot;:[&quot;http://zotero.org/users/1913249/items/FUU3FZWS&quot;],&quot;uris&quot;:[&quot;http://zotero.org/users/1913249/items/FUU3FZWS&quot;],&quot;locator&quot;:&quot; 18&quot;}],&quot;schema&quot;:&quot;https://github.com/citation-style-language/schema/raw/master/csl-citation.json&quot;} RNDxrvsiqanvq"/>&lt;Do Zotero Refresh: [@heathcote_drama_1994, p. 18]&gt;<text:reference-mark-end text:name="ZOTERO_ITEM CSL_CITATION {&quot;citationID&quot;:&quot;ajjhtgqo&quot;,&quot;properties&quot;:{&quot;formattedCitation&quot;:&quot;[@heathcote_drama_1994, p. 18]&quot;,&quot;noteIndex&quot;:0},&quot;citationItems&quot;:[{&quot;id&quot;:3253,&quot;prefix&quot;:&quot;&quot;,&quot;itemData&quot;:{&quot;id&quot;:&quot;heathcote_drama_1994&quot;,&quot;type&quot;:&quot;book&quot;,&quot;author&quot;:[{&quot;given&quot;:&quot;Dorothy&quot;,&quot;family&quot;:&quot;Heathcote&quot;},{&quot;given&quot;:&quot;Gavin&quot;,&quot;family&quot;:&quot;Bolton&quot;}],&quot;citation-key&quot;:&quot;heathcote_drama_1994&quot;,&quot;issued&quot;:{&quot;date-parts&quot;:[[&quot;1994&quot;]]},&quot;title&quot;:&quot;Drama for Learning: Dorothy Heathcote's Mantle of the Expert Approach to Education. Dimensions of Drama Series.&quot;,&quot;publisher&quot;:&quot;ERIC&quot;},&quot;uri&quot;:[&quot;http://zotero.org/users/1913249/items/FUU3FZWS&quot;],&quot;uris&quot;:[&quot;http://zotero.org/users/1913249/items/FUU3FZWS&quot;],&quot;locator&quot;:&quot; 18&quot;}],&quot;schema&quot;:&quot;https://github.com/citation-style-language/schema/raw/master/csl-citation.json&quot;} RNDxrvsiqanvq"/></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practices.</text:p>
      <text:p text:style-name="Text_20_body">CALL BACK TO AUTHENTICITY OF LAST CHAPTER - LINK TO AGENCY</text:p>
      <text:p text:style-name="Text_20_body">In chapter four the use of coding tools and the impact on instrumental agency was explored.</text:p>
      <text:p text:style-name="Text_20_body">Authenticity in project approaches can profitably be applied to tools, processes and project goals <text:reference-mark-start text:name="ZOTERO_ITEM CSL_CITATION {&quot;citationID&quot;:&quot;qnkjsurd&quot;,&quot;properties&quot;:{&quot;formattedCitation&quot;:&quot;[@hung_engaged_2006]&quot;,&quot;noteIndex&quot;:0},&quot;citationItems&quot;:[{&quot;id&quot;:8775,&quot;prefix&quot;:&quot;&quot;,&quot;itemData&quot;:{&quot;event-place&quot;:&quot;Berlin/Heidelberg&quot;,&quot;source&quot;:&quot;DOI.org (Crossref)&quot;,&quot;ISBN&quot;:&quot;978-1-4020-3668-2&quot;,&quot;page&quot;:&quot;29-48&quot;,&quot;title&quot;:&quot;Engaged Learning: Making Learning an Authentic Experience&quot;,&quot;DOI&quot;:&quot;10.1007/1-4020-3669-8_2&quot;,&quot;language&quot;:&quot;en&quot;,&quot;container-title&quot;:&quot;Engaged Learning with Emerging Technologies&quot;,&quot;publisher&quot;:&quot;Springer-Verlag&quot;,&quot;accessed&quot;:{&quot;date-parts&quot;:[[&quot;2023&quot;,6,17]]},&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author&quot;:[{&quot;given&quot;:&quot;David&quot;,&quot;family&quot;:&quot;Hung&quot;},{&quot;given&quot;:&quot;Seng Chee&quot;,&quot;family&quot;:&quot;Tan&quot;},{&quot;given&quot;:&quot;Thiam Seng&quot;,&quot;family&quot;:&quot;Koh&quot;}],&quot;citation-key&quot;:&quot;hung_engaged_2006&quot;,&quot;title-short&quot;:&quot;Engaged Learning&quot;,&quot;type&quot;:&quot;chapter&quot;,&quot;URL&quot;:&quot;http://link.springer.com/10.1007/1-4020-3669-8_2&quot;,&quot;id&quot;:&quot;hung_engaged_2006&quot;,&quot;publisher-place&quot;:&quot;Berlin/Heidelberg&quot;,&quot;issued&quot;:{&quot;date-parts&quot;:[[&quot;2006&quot;]]},&quot;editor&quot;:[{&quot;given&quot;:&quot;David&quot;,&quot;family&quot;:&quot;Hung&quot;},{&quot;given&quot;:&quot;Myint Swe&quot;,&quot;family&quot;:&quot;Khine&quot;}]},&quot;uri&quot;:[&quot;http://zotero.org/users/1913249/items/HLFRQLUQ&quot;],&quot;uris&quot;:[&quot;http://zotero.org/users/1913249/items/HLFRQLUQ&quot;],&quot;suffix&quot;:&quot;&quot;}],&quot;schema&quot;:&quot;https://github.com/citation-style-language/schema/raw/master/csl-citation.json&quot;} RNDabreqsoaah"/>&lt;Do Zotero Refresh: [@hung_engaged_2006]&gt;<text:reference-mark-end text:name="ZOTERO_ITEM CSL_CITATION {&quot;citationID&quot;:&quot;qnkjsurd&quot;,&quot;properties&quot;:{&quot;formattedCitation&quot;:&quot;[@hung_engaged_2006]&quot;,&quot;noteIndex&quot;:0},&quot;citationItems&quot;:[{&quot;id&quot;:8775,&quot;prefix&quot;:&quot;&quot;,&quot;itemData&quot;:{&quot;event-place&quot;:&quot;Berlin/Heidelberg&quot;,&quot;source&quot;:&quot;DOI.org (Crossref)&quot;,&quot;ISBN&quot;:&quot;978-1-4020-3668-2&quot;,&quot;page&quot;:&quot;29-48&quot;,&quot;title&quot;:&quot;Engaged Learning: Making Learning an Authentic Experience&quot;,&quot;DOI&quot;:&quot;10.1007/1-4020-3669-8_2&quot;,&quot;language&quot;:&quot;en&quot;,&quot;container-title&quot;:&quot;Engaged Learning with Emerging Technologies&quot;,&quot;publisher&quot;:&quot;Springer-Verlag&quot;,&quot;accessed&quot;:{&quot;date-parts&quot;:[[&quot;2023&quot;,6,17]]},&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author&quot;:[{&quot;given&quot;:&quot;David&quot;,&quot;family&quot;:&quot;Hung&quot;},{&quot;given&quot;:&quot;Seng Chee&quot;,&quot;family&quot;:&quot;Tan&quot;},{&quot;given&quot;:&quot;Thiam Seng&quot;,&quot;family&quot;:&quot;Koh&quot;}],&quot;citation-key&quot;:&quot;hung_engaged_2006&quot;,&quot;title-short&quot;:&quot;Engaged Learning&quot;,&quot;type&quot;:&quot;chapter&quot;,&quot;URL&quot;:&quot;http://link.springer.com/10.1007/1-4020-3669-8_2&quot;,&quot;id&quot;:&quot;hung_engaged_2006&quot;,&quot;publisher-place&quot;:&quot;Berlin/Heidelberg&quot;,&quot;issued&quot;:{&quot;date-parts&quot;:[[&quot;2006&quot;]]},&quot;editor&quot;:[{&quot;given&quot;:&quot;David&quot;,&quot;family&quot;:&quot;Hung&quot;},{&quot;given&quot;:&quot;Myint Swe&quot;,&quot;family&quot;:&quot;Khine&quot;}]},&quot;uri&quot;:[&quot;http://zotero.org/users/1913249/items/HLFRQLUQ&quot;],&quot;uris&quot;:[&quot;http://zotero.org/users/1913249/items/HLFRQLUQ&quot;],&quot;suffix&quot;:&quot;&quot;}],&quot;schema&quot;:&quot;https://github.com/citation-style-language/schema/raw/master/csl-citation.json&quot;} RNDabreqsoaah"/>.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grweirwq&quot;,&quot;properties&quot;:{&quot;formattedCitation&quot;:&quot;[@disalvo_glitch_2009]&quot;,&quot;noteIndex&quot;:0},&quot;citationItems&quot;:[{&quot;id&quot;:2648,&quot;prefix&quot;:&quot;&quot;,&quot;itemData&quot;:{&quot;id&quot;:&quot;disalvo_glitch_2009&quot;,&quot;source&quot;:&quot;ResearchGat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itation-key&quot;:&quot;disalvo_glitch_2009&quot;,&quot;issued&quot;:{&quot;date-parts&quot;:[[&quot;2009&quot;,1,1]]},&quot;title&quot;:&quot;Glitch Game Testers: African American Men Breaking Open the Console&quot;,&quot;title-short&quot;:&quot;Glitch Game Testers&quot;,&quot;type&quot;:&quot;article-journal&quot;},&quot;uri&quot;:[&quot;http://zotero.org/users/1913249/items/TW3Y7HYJ&quot;],&quot;uris&quot;:[&quot;http://zotero.org/users/1913249/items/TW3Y7HYJ&quot;],&quot;suffix&quot;:&quot;&quot;}],&quot;schema&quot;:&quot;https://github.com/citation-style-language/schema/raw/master/csl-citation.json&quot;} RNDixeenvrxek"/>&lt;Do Zotero Refresh: [@disalvo_glitch_2009]&gt;<text:reference-mark-end text:name="ZOTERO_ITEM CSL_CITATION {&quot;citationID&quot;:&quot;grweirwq&quot;,&quot;properties&quot;:{&quot;formattedCitation&quot;:&quot;[@disalvo_glitch_2009]&quot;,&quot;noteIndex&quot;:0},&quot;citationItems&quot;:[{&quot;id&quot;:2648,&quot;prefix&quot;:&quot;&quot;,&quot;itemData&quot;:{&quot;id&quot;:&quot;disalvo_glitch_2009&quot;,&quot;source&quot;:&quot;ResearchGat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itation-key&quot;:&quot;disalvo_glitch_2009&quot;,&quot;issued&quot;:{&quot;date-parts&quot;:[[&quot;2009&quot;,1,1]]},&quot;title&quot;:&quot;Glitch Game Testers: African American Men Breaking Open the Console&quot;,&quot;title-short&quot;:&quot;Glitch Game Testers&quot;,&quot;type&quot;:&quot;article-journal&quot;},&quot;uri&quot;:[&quot;http://zotero.org/users/1913249/items/TW3Y7HYJ&quot;],&quot;uris&quot;:[&quot;http://zotero.org/users/1913249/items/TW3Y7HYJ&quot;],&quot;suffix&quot;:&quot;&quot;}],&quot;schema&quot;:&quot;https://github.com/citation-style-language/schema/raw/master/csl-citation.json&quot;} RNDixeenvrxek"/>.</text:p>
      <text:p text:style-name="Text_20_body">There are examples of the authenticity of the audience being used by participants</text:p>
      <text:list text:style-name="L12">
        <text:list-item>
          <text:p text:style-name="P15">Suzanna uses the imagined audience to norm behaviour.</text:p>
        </text:list-item>
        <text:list-item>
          <text:p text:style-name="P15">Olivia (Th) imagines the impact of her game on real students as a motivational factor and one which drives design decisions. The use of code playgrounds and js? structured along design principles which align with affordance theory.</text:p>
        </text:list-item>
      </text:list>
      <text:p text:style-name="First_20_paragraph"><text:soft-page-break/>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4" text:outline-level="4"><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2">in role</text:span> and creating a playful context and language mirrors work done in learning languages to reduce learner anxiety by leveraging the potential for drama processes to create positive “affective spaces” <text:reference-mark-start text:name="ZOTERO_ITEM CSL_CITATION {&quot;citationID&quot;:&quot;swotygyo&quot;,&quot;properties&quot;:{&quot;formattedCitation&quot;:&quot;[@piazzoli_process_2011; @stinson_dol_2006]&quot;,&quot;noteIndex&quot;:0},&quot;citationItems&quot;:[{&quot;id&quot;:8741,&quot;prefix&quot;:&quot;&quot;,&quot;itemData&quot;:{&quot;id&quot;:&quot;piazzoli_process_2011&quot;,&quot;source&quot;:&quot;Taylor and Francis+NEJM&quot;,&quot;page&quot;:&quot;557-573&quot;,&quot;title&quot;:&quot;Process drama: the use of affective space to reduce language anxiety in the additional language learning classroom&quot;,&quot;issue&quot;:&quot;4&quot;,&quot;ISSN&quot;:&quot;1356-9783&quot;,&quot;DOI&quot;:&quot;10.1080/13569783.2011.617104&quot;,&quot;container-title&quot;:&quot;Research in Drama Education: The Journal of Applied Theatre and Performance&quot;,&quot;publisher&quot;:&quot;Routledge&quot;,&quot;accessed&quot;:{&quot;date-parts&quot;:[[&quot;2023&quot;,6,13]]},&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author&quot;:[{&quot;given&quot;:&quot;Erika&quot;,&quot;family&quot;:&quot;Piazzoli&quot;}],&quot;citation-key&quot;:&quot;piazzoli_process_2011&quot;,&quot;title-short&quot;:&quot;Process drama&quot;,&quot;type&quot;:&quot;article-journal&quot;,&quot;volume&quot;:&quot;16&quot;,&quot;URL&quot;:&quot;https://doi.org/10.1080/13569783.2011.617104&quot;,&quot;issued&quot;:{&quot;date-parts&quot;:[[&quot;2011&quot;,11,1]]}},&quot;uri&quot;:[&quot;http://zotero.org/users/1913249/items/HLLTT7JG&quot;],&quot;uris&quot;:[&quot;http://zotero.org/users/1913249/items/HLLTT7JG&quot;],&quot;suffix&quot;:&quot;&quot;},{&quot;id&quot;:8743,&quot;prefix&quot;:&quot;&quot;,&quot;itemData&quot;:{&quot;id&quot;:&quot;stinson_dol_2006&quot;,&quot;source&quot;:&quot;Taylor and Francis+NEJM&quot;,&quot;page&quot;:&quot;27-41&quot;,&quot;title&quot;:&quot;The Dol Project: The Contributions of Process Drama to Improved Results in English Oral Communication&quot;,&quot;issue&quot;:&quot;1&quot;,&quot;ISSN&quot;:&quot;0892-9092&quot;,&quot;DOI&quot;:&quot;10.1080/08929092.2006.10012585&quot;,&quot;container-title&quot;:&quot;Youth Theatre Journal&quot;,&quot;publisher&quot;:&quot;Routledge&quot;,&quot;accessed&quot;:{&quot;date-parts&quot;:[[&quot;2023&quot;,6,13]]},&quot;abstract&quot;:&quot;This paper reports on the Drama and Oral Language (DOL) research project, Singapore, 2004, which investigated the impact of process drama on the oral communication results of Normal Technical students in four schools.&quot;,&quot;author&quot;:[{&quot;given&quot;:&quot;Madonna&quot;,&quot;family&quot;:&quot;Stinson&quot;},{&quot;given&quot;:&quot;Kelly&quot;,&quot;family&quot;:&quot;Freebody&quot;}],&quot;citation-key&quot;:&quot;stinson_dol_2006&quot;,&quot;title-short&quot;:&quot;The Dol Project&quot;,&quot;type&quot;:&quot;article-journal&quot;,&quot;volume&quot;:&quot;20&quot;,&quot;URL&quot;:&quot;https://doi.org/10.1080/08929092.2006.10012585&quot;,&quot;issued&quot;:{&quot;date-parts&quot;:[[&quot;2006&quot;,5,1]]}},&quot;uri&quot;:[&quot;http://zotero.org/users/1913249/items/JTT9CSL6&quot;],&quot;uris&quot;:[&quot;http://zotero.org/users/1913249/items/JTT9CSL6&quot;],&quot;suffix&quot;:&quot;&quot;}],&quot;schema&quot;:&quot;https://github.com/citation-style-language/schema/raw/master/csl-citation.json&quot;} RNDymoyuvprzy"/>&lt;Do Zotero Refresh: [@piazzoli_process_2011; @stinson_dol_2006]&gt;<text:reference-mark-end text:name="ZOTERO_ITEM CSL_CITATION {&quot;citationID&quot;:&quot;swotygyo&quot;,&quot;properties&quot;:{&quot;formattedCitation&quot;:&quot;[@piazzoli_process_2011; @stinson_dol_2006]&quot;,&quot;noteIndex&quot;:0},&quot;citationItems&quot;:[{&quot;id&quot;:8741,&quot;prefix&quot;:&quot;&quot;,&quot;itemData&quot;:{&quot;id&quot;:&quot;piazzoli_process_2011&quot;,&quot;source&quot;:&quot;Taylor and Francis+NEJM&quot;,&quot;page&quot;:&quot;557-573&quot;,&quot;title&quot;:&quot;Process drama: the use of affective space to reduce language anxiety in the additional language learning classroom&quot;,&quot;issue&quot;:&quot;4&quot;,&quot;ISSN&quot;:&quot;1356-9783&quot;,&quot;DOI&quot;:&quot;10.1080/13569783.2011.617104&quot;,&quot;container-title&quot;:&quot;Research in Drama Education: The Journal of Applied Theatre and Performance&quot;,&quot;publisher&quot;:&quot;Routledge&quot;,&quot;accessed&quot;:{&quot;date-parts&quot;:[[&quot;2023&quot;,6,13]]},&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author&quot;:[{&quot;given&quot;:&quot;Erika&quot;,&quot;family&quot;:&quot;Piazzoli&quot;}],&quot;citation-key&quot;:&quot;piazzoli_process_2011&quot;,&quot;title-short&quot;:&quot;Process drama&quot;,&quot;type&quot;:&quot;article-journal&quot;,&quot;volume&quot;:&quot;16&quot;,&quot;URL&quot;:&quot;https://doi.org/10.1080/13569783.2011.617104&quot;,&quot;issued&quot;:{&quot;date-parts&quot;:[[&quot;2011&quot;,11,1]]}},&quot;uri&quot;:[&quot;http://zotero.org/users/1913249/items/HLLTT7JG&quot;],&quot;uris&quot;:[&quot;http://zotero.org/users/1913249/items/HLLTT7JG&quot;],&quot;suffix&quot;:&quot;&quot;},{&quot;id&quot;:8743,&quot;prefix&quot;:&quot;&quot;,&quot;itemData&quot;:{&quot;id&quot;:&quot;stinson_dol_2006&quot;,&quot;source&quot;:&quot;Taylor and Francis+NEJM&quot;,&quot;page&quot;:&quot;27-41&quot;,&quot;title&quot;:&quot;The Dol Project: The Contributions of Process Drama to Improved Results in English Oral Communication&quot;,&quot;issue&quot;:&quot;1&quot;,&quot;ISSN&quot;:&quot;0892-9092&quot;,&quot;DOI&quot;:&quot;10.1080/08929092.2006.10012585&quot;,&quot;container-title&quot;:&quot;Youth Theatre Journal&quot;,&quot;publisher&quot;:&quot;Routledge&quot;,&quot;accessed&quot;:{&quot;date-parts&quot;:[[&quot;2023&quot;,6,13]]},&quot;abstract&quot;:&quot;This paper reports on the Drama and Oral Language (DOL) research project, Singapore, 2004, which investigated the impact of process drama on the oral communication results of Normal Technical students in four schools.&quot;,&quot;author&quot;:[{&quot;given&quot;:&quot;Madonna&quot;,&quot;family&quot;:&quot;Stinson&quot;},{&quot;given&quot;:&quot;Kelly&quot;,&quot;family&quot;:&quot;Freebody&quot;}],&quot;citation-key&quot;:&quot;stinson_dol_2006&quot;,&quot;title-short&quot;:&quot;The Dol Project&quot;,&quot;type&quot;:&quot;article-journal&quot;,&quot;volume&quot;:&quot;20&quot;,&quot;URL&quot;:&quot;https://doi.org/10.1080/08929092.2006.10012585&quot;,&quot;issued&quot;:{&quot;date-parts&quot;:[[&quot;2006&quot;,5,1]]}},&quot;uri&quot;:[&quot;http://zotero.org/users/1913249/items/JTT9CSL6&quot;],&quot;uris&quot;:[&quot;http://zotero.org/users/1913249/items/JTT9CSL6&quot;],&quot;suffix&quot;:&quot;&quot;}],&quot;schema&quot;:&quot;https://github.com/citation-style-language/schema/raw/master/csl-citation.json&quot;} RNDymoyuvprzy"/>. The drama process can be viewed as magic circle <text:reference-mark-start text:name="ZOTERO_ITEM CSL_CITATION {&quot;citationID&quot;:&quot;iwpqtuug&quot;,&quot;properties&quot;:{&quot;formattedCitation&quot;:&quot;[@stenros_defence_2012; @whitton_playful_2018]&quot;,&quot;noteIndex&quot;:0},&quot;citationItems&quot;:[{&quot;id&quot;:1041,&quot;prefix&quot;:&quot;&quot;,&quot;itemData&quot;:{&quot;accessed&quot;:{&quot;date-parts&quot;:[[&quot;2016&quot;,3,7]]},&quot;source&quot;:&quot;Google Scholar&quot;,&quot;author&quot;:[{&quot;given&quot;:&quot;Jaakko&quot;,&quot;family&quot;:&quot;Stenros&quot;}],&quot;citation-key&quot;:&quot;stenros_defence_2012&quot;,&quot;issued&quot;:{&quot;date-parts&quot;:[[&quot;2012&quot;]]},&quot;title&quot;:&quot;In defence of a magic circle: The social and mental boundaries of play&quot;,&quot;title-short&quot;:&quot;In defence of a magic circle&quot;,&quot;type&quot;:&quot;paper-conference&quot;,&quot;container-title&quot;:&quot;Proceedings of&quot;,&quot;URL&quot;:&quot;http://www.digra.org/dl/db/12168.43543.pdf&quot;,&quot;id&quot;:&quot;stenros_defence_2012&quot;},&quot;uri&quot;:[&quot;http://zotero.org/users/1913249/items/PBGIH5TG&quot;],&quot;uris&quot;:[&quot;http://zotero.org/users/1913249/items/PBGIH5TG&quot;],&quot;suffix&quot;:&quot;&quot;},{&quot;id&quot;:3525,&quot;prefix&quot;:&quot;&quot;,&quot;itemData&quot;:{&quot;id&quot;:&quot;whitton_playful_2018&quot;,&quot;source&quot;:&quot;journal.alt.ac.uk&quot;,&quot;issued&quot;:{&quot;date-parts&quot;:[[&quot;2018&quot;,5,9]]},&quot;URL&quot;:&quot;https://journal.alt.ac.uk/index.php/rlt/article/view/2035&quot;,&quot;ISSN&quot;:&quot;2156-7077&quot;,&quot;DOI&quot;:&quot;10.25304/rlt.v26.2035&quot;,&quot;language&quot;:&quot;en&quot;,&quot;container-title&quot;:&quot;Research in Learning Technology&quot;,&quot;accessed&quot;:{&quot;date-parts&quot;:[[&quot;2020&quot;,7,30]]},&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author&quot;:[{&quot;given&quot;:&quot;Nicola&quot;,&quot;family&quot;:&quot;Whitton&quot;}],&quot;citation-key&quot;:&quot;whitton_playful_2018&quot;,&quot;title-short&quot;:&quot;Playful learning&quot;,&quot;type&quot;:&quot;article-journal&quot;,&quot;volume&quot;:&quot;26&quot;,&quot;license&quot;:&quot;Copyright (c) 2018 Nicola Whitton&quot;,&quot;title&quot;:&quot;Playful learning: tools, techniques, and tactics&quot;},&quot;uri&quot;:[&quot;http://zotero.org/users/1913249/items/QWFULGI6&quot;],&quot;uris&quot;:[&quot;http://zotero.org/users/1913249/items/QWFULGI6&quot;],&quot;suffix&quot;:&quot;&quot;}],&quot;schema&quot;:&quot;https://github.com/citation-style-language/schema/raw/master/csl-citation.json&quot;} RNDpmeuwwrkpp"/>&lt;Do Zotero Refresh: [@stenros_defence_2012; @whitton_playful_2018]&gt;<text:reference-mark-end text:name="ZOTERO_ITEM CSL_CITATION {&quot;citationID&quot;:&quot;iwpqtuug&quot;,&quot;properties&quot;:{&quot;formattedCitation&quot;:&quot;[@stenros_defence_2012; @whitton_playful_2018]&quot;,&quot;noteIndex&quot;:0},&quot;citationItems&quot;:[{&quot;id&quot;:1041,&quot;prefix&quot;:&quot;&quot;,&quot;itemData&quot;:{&quot;accessed&quot;:{&quot;date-parts&quot;:[[&quot;2016&quot;,3,7]]},&quot;source&quot;:&quot;Google Scholar&quot;,&quot;author&quot;:[{&quot;given&quot;:&quot;Jaakko&quot;,&quot;family&quot;:&quot;Stenros&quot;}],&quot;citation-key&quot;:&quot;stenros_defence_2012&quot;,&quot;issued&quot;:{&quot;date-parts&quot;:[[&quot;2012&quot;]]},&quot;title&quot;:&quot;In defence of a magic circle: The social and mental boundaries of play&quot;,&quot;title-short&quot;:&quot;In defence of a magic circle&quot;,&quot;type&quot;:&quot;paper-conference&quot;,&quot;container-title&quot;:&quot;Proceedings of&quot;,&quot;URL&quot;:&quot;http://www.digra.org/dl/db/12168.43543.pdf&quot;,&quot;id&quot;:&quot;stenros_defence_2012&quot;},&quot;uri&quot;:[&quot;http://zotero.org/users/1913249/items/PBGIH5TG&quot;],&quot;uris&quot;:[&quot;http://zotero.org/users/1913249/items/PBGIH5TG&quot;],&quot;suffix&quot;:&quot;&quot;},{&quot;id&quot;:3525,&quot;prefix&quot;:&quot;&quot;,&quot;itemData&quot;:{&quot;id&quot;:&quot;whitton_playful_2018&quot;,&quot;source&quot;:&quot;journal.alt.ac.uk&quot;,&quot;issued&quot;:{&quot;date-parts&quot;:[[&quot;2018&quot;,5,9]]},&quot;URL&quot;:&quot;https://journal.alt.ac.uk/index.php/rlt/article/view/2035&quot;,&quot;ISSN&quot;:&quot;2156-7077&quot;,&quot;DOI&quot;:&quot;10.25304/rlt.v26.2035&quot;,&quot;language&quot;:&quot;en&quot;,&quot;container-title&quot;:&quot;Research in Learning Technology&quot;,&quot;accessed&quot;:{&quot;date-parts&quot;:[[&quot;2020&quot;,7,30]]},&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author&quot;:[{&quot;given&quot;:&quot;Nicola&quot;,&quot;family&quot;:&quot;Whitton&quot;}],&quot;citation-key&quot;:&quot;whitton_playful_2018&quot;,&quot;title-short&quot;:&quot;Playful learning&quot;,&quot;type&quot;:&quot;article-journal&quot;,&quot;volume&quot;:&quot;26&quot;,&quot;license&quot;:&quot;Copyright (c) 2018 Nicola Whitton&quot;,&quot;title&quot;:&quot;Playful learning: tools, techniques, and tactics&quot;},&quot;uri&quot;:[&quot;http://zotero.org/users/1913249/items/QWFULGI6&quot;],&quot;uris&quot;:[&quot;http://zotero.org/users/1913249/items/QWFULGI6&quot;],&quot;suffix&quot;:&quot;&quot;}],&quot;schema&quot;:&quot;https://github.com/citation-style-language/schema/raw/master/csl-citation.json&quot;} RNDpmeuwwrkpp"/>.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the-freedoms-and-restrictions-of-playgrounds"/>The freedoms and restrictions of playgrounds<text:bookmark-end text:name="the-freedoms-and-restrictions-of-playgrounds"/></text:h>
      <text:p text:style-name="First_20_paragraph">In this research, similar metaphors have emerged in the pedagogical and technical process surrounding the concept of playgrounds and gardens. In the previous section the use of a curated <text:soft-page-break/>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4" text:outline-level="4"><text:bookmark-start text:name="extending-the-metaphor---anchoring-in-sheltered-harbours"/>Extending the metaphor - anchoring in sheltered harbours<text:bookmark-end text:name="extending-the-metaphor---anchoring-in-sheltered-harbours"/></text:h>
      <text:p text:style-name="First_20_paragraph">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problems in their creative processes. 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p text:style-name="Text_20_body">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qodpasnv&quot;,&quot;properties&quot;:{&quot;formattedCitation&quot;:&quot;[@hagge_coding_2018]&quot;,&quot;noteIndex&quot;:0},&quot;citationItems&quot;:[{&quot;id&quot;:8853,&quot;prefix&quot;:&quot;&quot;,&quot;itemData&quot;:{&quot;id&quot;:&quot;hagge_coding_2018&quot;,&quot;source&quot;:&quot;Springer Link&quot;,&quot;page&quot;:&quot;247-271&quot;,&quot;title&quot;:&quot;Coding to Create: A Subtext of Decisions as Early Adolescents Design Digital Media&quot;,&quot;issue&quot;:&quot;2&quot;,&quot;ISSN&quot;:&quot;2211-1670&quot;,&quot;DOI&quot;:&quot;10.1007/s10758-018-9359-y&quot;,&quot;language&quot;:&quot;en&quot;,&quot;container-title&quot;:&quot;Technology, Knowledge and Learning&quot;,&quot;accessed&quot;:{&quot;date-parts&quot;:[[&quot;2023&quot;,6,26]]},&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author&quot;:[{&quot;given&quot;:&quot;Julia&quot;,&quot;family&quot;:&quot;Hagge&quot;}],&quot;citation-key&quot;:&quot;hagge_coding_2018&quot;,&quot;title-short&quot;:&quot;Coding to Create&quot;,&quot;type&quot;:&quot;article-journal&quot;,&quot;container-title-short&quot;:&quot;Tech Know Learn&quot;,&quot;volume&quot;:&quot;23&quot;,&quot;URL&quot;:&quot;https://doi.org/10.1007/s10758-018-9359-y&quot;,&quot;issued&quot;:{&quot;date-parts&quot;:[[&quot;2018&quot;,7,1]]}},&quot;uri&quot;:[&quot;http://zotero.org/users/1913249/items/YFNF7DZG&quot;],&quot;uris&quot;:[&quot;http://zotero.org/users/1913249/items/YFNF7DZG&quot;],&quot;suffix&quot;:&quot;&quot;}],&quot;schema&quot;:&quot;https://github.com/citation-style-language/schema/raw/master/csl-citation.json&quot;} RNDncmnbvkqld"/>&lt;Do Zotero Refresh: [@hagge_coding_2018]&gt;<text:reference-mark-end text:name="ZOTERO_ITEM CSL_CITATION {&quot;citationID&quot;:&quot;qodpasnv&quot;,&quot;properties&quot;:{&quot;formattedCitation&quot;:&quot;[@hagge_coding_2018]&quot;,&quot;noteIndex&quot;:0},&quot;citationItems&quot;:[{&quot;id&quot;:8853,&quot;prefix&quot;:&quot;&quot;,&quot;itemData&quot;:{&quot;id&quot;:&quot;hagge_coding_2018&quot;,&quot;source&quot;:&quot;Springer Link&quot;,&quot;page&quot;:&quot;247-271&quot;,&quot;title&quot;:&quot;Coding to Create: A Subtext of Decisions as Early Adolescents Design Digital Media&quot;,&quot;issue&quot;:&quot;2&quot;,&quot;ISSN&quot;:&quot;2211-1670&quot;,&quot;DOI&quot;:&quot;10.1007/s10758-018-9359-y&quot;,&quot;language&quot;:&quot;en&quot;,&quot;container-title&quot;:&quot;Technology, Knowledge and Learning&quot;,&quot;accessed&quot;:{&quot;date-parts&quot;:[[&quot;2023&quot;,6,26]]},&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author&quot;:[{&quot;given&quot;:&quot;Julia&quot;,&quot;family&quot;:&quot;Hagge&quot;}],&quot;citation-key&quot;:&quot;hagge_coding_2018&quot;,&quot;title-short&quot;:&quot;Coding to Create&quot;,&quot;type&quot;:&quot;article-journal&quot;,&quot;container-title-short&quot;:&quot;Tech Know Learn&quot;,&quot;volume&quot;:&quot;23&quot;,&quot;URL&quot;:&quot;https://doi.org/10.1007/s10758-018-9359-y&quot;,&quot;issued&quot;:{&quot;date-parts&quot;:[[&quot;2018&quot;,7,1]]}},&quot;uri&quot;:[&quot;http://zotero.org/users/1913249/items/YFNF7DZG&quot;],&quot;uris&quot;:[&quot;http://zotero.org/users/1913249/items/YFNF7DZG&quot;],&quot;suffix&quot;:&quot;&quot;}],&quot;schema&quot;:&quot;https://github.com/citation-style-language/schema/raw/master/csl-citation.json&quot;} RNDncmnbvkqld"/>. Thus to make one addition to the <text:soft-page-break/>metaphor this design is like a sea-harbour, tools like Scratch are like a swimming pool.</text:p>
      <text:h text:style-name="Heading_20_4" text:outline-level="4"><text:bookmark-start text:name="implications-in-conceptualisations-of-forms-of-agency"/>Implications in conceptualisations of forms of agency<text:bookmark-end text:name="implications-in-conceptualisations-of-forms-of-agency"/></text:h>
      <text:p text:style-name="First_20_paragraph">Previous chapters explored varied understandings of agency. To here is a potential tension between instrumental agency and transformative agency. In designing out conflicts the facilitator may reduce the capacity for participants to profitably address them, both as individuals pair or collectively as a group. There is a balance here for the facilitator to take an appropriate position on. The following conclusion explores these tensions in more depth.</text:p>
      <text:h text:style-name="Heading_20_2" text:outline-level="2"><text:bookmark-start text:name="conclusion"/>Conclusion<text:bookmark-end text:name="conclusion"/></text:h>
      <text:p text:style-name="First_20_paragraph">A different but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and technical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Discussion - Seeding and Nurturing Community Game Making Practices to Facilitate Learner Agency</dc:title>
    <dc:description/>
    <dc:subject/>
    <meta:keyword/>
    <meta:initial-creator/>
    <dc:creator>Mick Chesterman</dc:creator>
    <meta:creation-date>2024-04-13T08:21:38Z</meta:creation-date>
    <dc:date>2024-04-13T09:45:15.777554478</dc:date>
    <meta:editing-duration>PT23M32S</meta:editing-duration>
    <meta:editing-cycles>1</meta:editing-cycles>
    <meta:document-statistic meta:table-count="1" meta:image-count="0" meta:object-count="0" meta:page-count="17" meta:paragraph-count="198" meta:word-count="6872" meta:character-count="45079" meta:non-whitespace-character-count="38431"/>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